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2"/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JMeter 1" table:style-name="ta1">
        <table:shapes>
          <draw:frame draw:z-index="0" draw:style-name="gr1" draw:text-style-name="P1" svg:width="9in" svg:height="4in" svg:x="2.6937in" svg:y="0in">
            <draw:object draw:notify-on-update-of-ranges="'JMeter 1'.A1:'JMeter 1'.A1 'JMeter 1'.B1:'JMeter 1'.B1 'JMeter 1'.A2:'JMeter 1'.A2 'JMeter 1'.B2:'JMeter 1'.B2 'JMeter 1'.A3:'JMeter 1'.A3 'JMeter 1'.B3:'JMeter 1'.B3 'JMeter 1'.A4:'JMeter 1'.A4 'JMeter 1'.B4:'JMeter 1'.B4 'JMeter 1'.A5:'JMeter 1'.A5 'JMeter 1'.B5:'JMeter 1'.B5 'JMeter 1'.A6:'JMeter 1'.A6 'JMeter 1'.B6:'JMeter 1'.B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400242" calcext:value-type="float">
            <text:p>400242</text:p>
          </table:table-cell>
          <table:table-cell table:formula="of:=[.B1]/300" office:value-type="float" office:value="1334.14" calcext:value-type="float">
            <text:p>1334.14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401162" calcext:value-type="float">
            <text:p>401162</text:p>
          </table:table-cell>
          <table:table-cell table:formula="of:=[.B2]/300" office:value-type="float" office:value="1337.20666666667" calcext:value-type="float">
            <text:p>1337.20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99109" calcext:value-type="float">
            <text:p>399109</text:p>
          </table:table-cell>
          <table:table-cell table:formula="of:=[.B3]/300" office:value-type="float" office:value="1330.36333333333" calcext:value-type="float">
            <text:p>1330.363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99407" calcext:value-type="float">
            <text:p>399407</text:p>
          </table:table-cell>
          <table:table-cell table:formula="of:=[.B4]/300" office:value-type="float" office:value="1331.35666666667" calcext:value-type="float">
            <text:p>1331.35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400173" calcext:value-type="float">
            <text:p>400173</text:p>
          </table:table-cell>
          <table:table-cell table:formula="of:=[.B5]/300" office:value-type="float" office:value="1333.91" calcext:value-type="float">
            <text:p>1333.91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:.B5])" office:value-type="float" office:value="400018.6" calcext:value-type="float">
            <text:p>400018.6</text:p>
          </table:table-cell>
          <table:table-cell table:formula="of:=[.B6]/300" office:value-type="float" office:value="1333.39533333333" calcext:value-type="float">
            <text:p>1333.395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2053" calcext:value-type="float">
            <text:p>2053</text:p>
          </table:table-cell>
          <table:table-cell table:style-name="Default"/>
        </table:table-row>
      </table:table>
      <table:table table:name="Faban 1" table:style-name="ta1">
        <table:shapes>
          <draw:frame draw:z-index="0" draw:style-name="gr1" draw:text-style-name="P1" svg:width="9in" svg:height="4in" svg:x="1.9555in" svg:y="0.0004in">
            <draw:object draw:notify-on-update-of-ranges="'Faban 1'.A1:'Faban 1'.A1 'Faban 1'.B1:'Faban 1'.B1 'Faban 1'.A2:'Faban 1'.A2 'Faban 1'.B2:'Faban 1'.B2 'Faban 1'.A3:'Faban 1'.A3 'Faban 1'.B3:'Faban 1'.B3 'Faban 1'.A4:'Faban 1'.A4 'Faban 1'.B4:'Faban 1'.B4 'Faban 1'.A5:'Faban 1'.A5 'Faban 1'.B5:'Faban 1'.B5 'Faban 1'.A9:'Faban 1'.A9 'Faban 1'.B9:'Faban 1'.B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166362" calcext:value-type="float">
            <text:p>166362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167141" calcext:value-type="float">
            <text:p>167141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167346" calcext:value-type="float">
            <text:p>167346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166108" calcext:value-type="float">
            <text:p>166108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168210" calcext:value-type="float">
            <text:p>16821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167033.4" calcext:value-type="float">
            <text:p>167033.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2102" calcext:value-type="float">
            <text:p>2102</text:p>
          </table:table-cell>
        </table:table-row>
      </table:table>
      <table:table table:name="Faban 1 distr" table:style-name="ta1">
        <table:shapes>
          <draw:frame draw:z-index="0" draw:style-name="gr1" draw:text-style-name="P1" svg:width="9in" svg:height="4in" svg:x="1.7783in" svg:y="0.0004in">
            <draw:object draw:notify-on-update-of-ranges="'Faban 1 distr'.A1:'Faban 1 distr'.A31 'Faban 1 distr'.B1:'Faban 1 distr'.B3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7.18" calcext:value-type="float">
            <text:p>327.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1.56" calcext:value-type="float">
            <text:p>411.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.06" calcext:value-type="float">
            <text:p>500.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67.26" calcext:value-type="float">
            <text:p>567.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70.24" calcext:value-type="float">
            <text:p>570.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69.96" calcext:value-type="float">
            <text:p>569.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0.54" calcext:value-type="float">
            <text:p>570.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1.48" calcext:value-type="float">
            <text:p>571.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70.3" calcext:value-type="float">
            <text:p>570.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71.02" calcext:value-type="float">
            <text:p>571.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1.02" calcext:value-type="float">
            <text:p>571.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73.22" calcext:value-type="float">
            <text:p>573.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73.54" calcext:value-type="float">
            <text:p>573.5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73.22" calcext:value-type="float">
            <text:p>573.2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74.06" calcext:value-type="float">
            <text:p>574.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2.6" calcext:value-type="float">
            <text:p>572.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73.54" calcext:value-type="float">
            <text:p>573.5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74.24" calcext:value-type="float">
            <text:p>574.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73.24" calcext:value-type="float">
            <text:p>573.2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73.76" calcext:value-type="float">
            <text:p>573.7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74.1" calcext:value-type="float">
            <text:p>574.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74.08" calcext:value-type="float">
            <text:p>574.0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74.12" calcext:value-type="float">
            <text:p>574.1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72.74" calcext:value-type="float">
            <text:p>572.7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75.84" calcext:value-type="float">
            <text:p>575.8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75.02" calcext:value-type="float">
            <text:p>575.0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73.7" calcext:value-type="float">
            <text:p>573.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73.78" calcext:value-type="float">
            <text:p>573.7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.1</text:p>
          </table:table-cell>
        </table:table-row>
      </table:table>
      <table:table table:name="Gatling 1" table:style-name="ta1">
        <table:shapes>
          <draw:frame draw:z-index="0" draw:style-name="gr1" draw:text-style-name="P1" svg:width="9in" svg:height="4in" svg:x="1.9555in" svg:y="0.0004in">
            <draw:object draw:notify-on-update-of-ranges="'Gatling 1'.A1:'Gatling 1'.A1 'Gatling 1'.B1:'Gatling 1'.B1 'Gatling 1'.A2:'Gatling 1'.A2 'Gatling 1'.B2:'Gatling 1'.B2 'Gatling 1'.A3:'Gatling 1'.A3 'Gatling 1'.B3:'Gatling 1'.B3 'Gatling 1'.A4:'Gatling 1'.A4 'Gatling 1'.B4:'Gatling 1'.B4 'Gatling 1'.A5:'Gatling 1'.A5 'Gatling 1'.B5:'Gatling 1'.B5 'Gatling 1'.A6:'Gatling 1'.A6 'Gatling 1'.B6:'Gatling 1'.B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02827" calcext:value-type="float">
            <text:p>30282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296602" calcext:value-type="float">
            <text:p>296602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11472" calcext:value-type="float">
            <text:p>311472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03419" calcext:value-type="float">
            <text:p>303419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07912" calcext:value-type="float">
            <text:p>307912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office:value-type="float" office:value="304446.4" calcext:value-type="float">
            <text:p>304446.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14870" calcext:value-type="float">
            <text:p>14870</text:p>
          </table:table-cell>
        </table:table-row>
      </table:table>
      <table:table table:name="Gatling 1 distr" table:style-name="ta1">
        <table:shapes>
          <draw:frame draw:z-index="0" draw:style-name="gr1" draw:text-style-name="P1" svg:width="9in" svg:height="4in" svg:x="2.6555in" svg:y="1.5224in">
            <draw:object draw:notify-on-update-of-ranges="'Gatling 1 distr'.A2:'Gatling 1 distr'.A32 'Gatling 1 distr'.Q2:'Gatling 1 distr'.Q3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table:style-name="Default"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m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1559" calcext:value-type="float">
            <text:p>1559</text:p>
          </table:table-cell>
          <table:table-cell table:formula="of:=[.B3]-[.B2]" office:value-type="float" office:value="1559" calcext:value-type="float">
            <text:p>1559</text:p>
          </table:table-cell>
          <table:table-cell/>
          <table:table-cell office:value-type="float" office:value="1550" calcext:value-type="float">
            <text:p>1550</text:p>
          </table:table-cell>
          <table:table-cell table:formula="of:=[.E3]-[.E2]" office:value-type="float" office:value="1550" calcext:value-type="float">
            <text:p>1550</text:p>
          </table:table-cell>
          <table:table-cell/>
          <table:table-cell office:value-type="float" office:value="1607" calcext:value-type="float">
            <text:p>1607</text:p>
          </table:table-cell>
          <table:table-cell table:formula="of:=[.H3]-[.H2]" office:value-type="float" office:value="1607" calcext:value-type="float">
            <text:p>1607</text:p>
          </table:table-cell>
          <table:table-cell/>
          <table:table-cell table:style-name="Default" office:value-type="float" office:value="1584" calcext:value-type="float">
            <text:p>1584</text:p>
          </table:table-cell>
          <table:table-cell table:formula="of:=[.K3]-[.K2]" office:value-type="float" office:value="1584" calcext:value-type="float">
            <text:p>1584</text:p>
          </table:table-cell>
          <table:table-cell/>
          <table:table-cell office:value-type="float" office:value="1566" calcext:value-type="float">
            <text:p>1566</text:p>
          </table:table-cell>
          <table:table-cell table:formula="of:=[.N3]-[.N2]" office:value-type="float" office:value="1566" calcext:value-type="float">
            <text:p>1566</text:p>
          </table:table-cell>
          <table:table-cell/>
          <table:table-cell table:formula="of:=AVERAGE([.C3];[.F3];[.I3];[.L3];[.O3])" office:value-type="float" office:value="1573.2" calcext:value-type="float">
            <text:p>1573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4466" calcext:value-type="float">
            <text:p>4466</text:p>
          </table:table-cell>
          <table:table-cell table:formula="of:=[.B4]-[.B3]" office:value-type="float" office:value="2907" calcext:value-type="float">
            <text:p>2907</text:p>
          </table:table-cell>
          <table:table-cell/>
          <table:table-cell office:value-type="float" office:value="4406" calcext:value-type="float">
            <text:p>4406</text:p>
          </table:table-cell>
          <table:table-cell table:formula="of:=[.E4]-[.E3]" office:value-type="float" office:value="2856" calcext:value-type="float">
            <text:p>2856</text:p>
          </table:table-cell>
          <table:table-cell/>
          <table:table-cell office:value-type="float" office:value="4551" calcext:value-type="float">
            <text:p>4551</text:p>
          </table:table-cell>
          <table:table-cell table:formula="of:=[.H4]-[.H3]" office:value-type="float" office:value="2944" calcext:value-type="float">
            <text:p>2944</text:p>
          </table:table-cell>
          <table:table-cell/>
          <table:table-cell table:style-name="Default" office:value-type="float" office:value="4529" calcext:value-type="float">
            <text:p>4529</text:p>
          </table:table-cell>
          <table:table-cell table:formula="of:=[.K4]-[.K3]" office:value-type="float" office:value="2945" calcext:value-type="float">
            <text:p>2945</text:p>
          </table:table-cell>
          <table:table-cell/>
          <table:table-cell office:value-type="float" office:value="4487" calcext:value-type="float">
            <text:p>4487</text:p>
          </table:table-cell>
          <table:table-cell table:formula="of:=[.N4]-[.N3]" office:value-type="float" office:value="2921" calcext:value-type="float">
            <text:p>2921</text:p>
          </table:table-cell>
          <table:table-cell/>
          <table:table-cell table:formula="of:=AVERAGE([.C4];[.F4];[.I4];[.L4];[.O4])" office:value-type="float" office:value="2914.6" calcext:value-type="float">
            <text:p>2914.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8535" calcext:value-type="float">
            <text:p>8535</text:p>
          </table:table-cell>
          <table:table-cell table:formula="of:=[.B5]-[.B4]" office:value-type="float" office:value="4069" calcext:value-type="float">
            <text:p>4069</text:p>
          </table:table-cell>
          <table:table-cell/>
          <table:table-cell office:value-type="float" office:value="8406" calcext:value-type="float">
            <text:p>8406</text:p>
          </table:table-cell>
          <table:table-cell table:formula="of:=[.E5]-[.E4]" office:value-type="float" office:value="4000" calcext:value-type="float">
            <text:p>4000</text:p>
          </table:table-cell>
          <table:table-cell/>
          <table:table-cell office:value-type="float" office:value="8609" calcext:value-type="float">
            <text:p>8609</text:p>
          </table:table-cell>
          <table:table-cell table:formula="of:=[.H5]-[.H4]" office:value-type="float" office:value="4058" calcext:value-type="float">
            <text:p>4058</text:p>
          </table:table-cell>
          <table:table-cell/>
          <table:table-cell table:style-name="Default" office:value-type="float" office:value="8557" calcext:value-type="float">
            <text:p>8557</text:p>
          </table:table-cell>
          <table:table-cell table:formula="of:=[.K5]-[.K4]" office:value-type="float" office:value="4028" calcext:value-type="float">
            <text:p>4028</text:p>
          </table:table-cell>
          <table:table-cell/>
          <table:table-cell office:value-type="float" office:value="8564" calcext:value-type="float">
            <text:p>8564</text:p>
          </table:table-cell>
          <table:table-cell table:formula="of:=[.N5]-[.N4]" office:value-type="float" office:value="4077" calcext:value-type="float">
            <text:p>4077</text:p>
          </table:table-cell>
          <table:table-cell/>
          <table:table-cell table:formula="of:=AVERAGE([.C5];[.F5];[.I5];[.L5];[.O5])" office:value-type="float" office:value="4046.4" calcext:value-type="float">
            <text:p>4046.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314" calcext:value-type="float">
            <text:p>15314</text:p>
          </table:table-cell>
          <table:table-cell table:formula="of:=[.B6]-[.B5]" office:value-type="float" office:value="6779" calcext:value-type="float">
            <text:p>6779</text:p>
          </table:table-cell>
          <table:table-cell/>
          <table:table-cell office:value-type="float" office:value="14896" calcext:value-type="float">
            <text:p>14896</text:p>
          </table:table-cell>
          <table:table-cell table:formula="of:=[.E6]-[.E5]" office:value-type="float" office:value="6490" calcext:value-type="float">
            <text:p>6490</text:p>
          </table:table-cell>
          <table:table-cell/>
          <table:table-cell office:value-type="float" office:value="15336" calcext:value-type="float">
            <text:p>15336</text:p>
          </table:table-cell>
          <table:table-cell table:formula="of:=[.H6]-[.H5]" office:value-type="float" office:value="6727" calcext:value-type="float">
            <text:p>6727</text:p>
          </table:table-cell>
          <table:table-cell/>
          <table:table-cell table:style-name="Default" office:value-type="float" office:value="15747" calcext:value-type="float">
            <text:p>15747</text:p>
          </table:table-cell>
          <table:table-cell table:formula="of:=[.K6]-[.K5]" office:value-type="float" office:value="7190" calcext:value-type="float">
            <text:p>7190</text:p>
          </table:table-cell>
          <table:table-cell/>
          <table:table-cell office:value-type="float" office:value="15928" calcext:value-type="float">
            <text:p>15928</text:p>
          </table:table-cell>
          <table:table-cell table:formula="of:=[.N6]-[.N5]" office:value-type="float" office:value="7364" calcext:value-type="float">
            <text:p>7364</text:p>
          </table:table-cell>
          <table:table-cell/>
          <table:table-cell table:formula="of:=AVERAGE([.C6];[.F6];[.I6];[.L6];[.O6])" office:value-type="float" office:value="6910" calcext:value-type="float">
            <text:p>69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212" calcext:value-type="float">
            <text:p>26212</text:p>
          </table:table-cell>
          <table:table-cell table:formula="of:=[.B7]-[.B6]" office:value-type="float" office:value="10898" calcext:value-type="float">
            <text:p>10898</text:p>
          </table:table-cell>
          <table:table-cell/>
          <table:table-cell office:value-type="float" office:value="25549" calcext:value-type="float">
            <text:p>25549</text:p>
          </table:table-cell>
          <table:table-cell table:formula="of:=[.E7]-[.E6]" office:value-type="float" office:value="10653" calcext:value-type="float">
            <text:p>10653</text:p>
          </table:table-cell>
          <table:table-cell/>
          <table:table-cell office:value-type="float" office:value="26558" calcext:value-type="float">
            <text:p>26558</text:p>
          </table:table-cell>
          <table:table-cell table:formula="of:=[.H7]-[.H6]" office:value-type="float" office:value="11222" calcext:value-type="float">
            <text:p>11222</text:p>
          </table:table-cell>
          <table:table-cell/>
          <table:table-cell table:style-name="Default" office:value-type="float" office:value="26601" calcext:value-type="float">
            <text:p>26601</text:p>
          </table:table-cell>
          <table:table-cell table:formula="of:=[.K7]-[.K6]" office:value-type="float" office:value="10854" calcext:value-type="float">
            <text:p>10854</text:p>
          </table:table-cell>
          <table:table-cell/>
          <table:table-cell office:value-type="float" office:value="26978" calcext:value-type="float">
            <text:p>26978</text:p>
          </table:table-cell>
          <table:table-cell table:formula="of:=[.N7]-[.N6]" office:value-type="float" office:value="11050" calcext:value-type="float">
            <text:p>11050</text:p>
          </table:table-cell>
          <table:table-cell/>
          <table:table-cell table:formula="of:=AVERAGE([.C7];[.F7];[.I7];[.L7];[.O7])" office:value-type="float" office:value="10935.4" calcext:value-type="float">
            <text:p>10935.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322" calcext:value-type="float">
            <text:p>37322</text:p>
          </table:table-cell>
          <table:table-cell table:formula="of:=[.B8]-[.B7]" office:value-type="float" office:value="11110" calcext:value-type="float">
            <text:p>11110</text:p>
          </table:table-cell>
          <table:table-cell/>
          <table:table-cell office:value-type="float" office:value="36186" calcext:value-type="float">
            <text:p>36186</text:p>
          </table:table-cell>
          <table:table-cell table:formula="of:=[.E8]-[.E7]" office:value-type="float" office:value="10637" calcext:value-type="float">
            <text:p>10637</text:p>
          </table:table-cell>
          <table:table-cell/>
          <table:table-cell office:value-type="float" office:value="37804" calcext:value-type="float">
            <text:p>37804</text:p>
          </table:table-cell>
          <table:table-cell table:formula="of:=[.H8]-[.H7]" office:value-type="float" office:value="11246" calcext:value-type="float">
            <text:p>11246</text:p>
          </table:table-cell>
          <table:table-cell/>
          <table:table-cell table:style-name="Default" office:value-type="float" office:value="37551" calcext:value-type="float">
            <text:p>37551</text:p>
          </table:table-cell>
          <table:table-cell table:formula="of:=[.K8]-[.K7]" office:value-type="float" office:value="10950" calcext:value-type="float">
            <text:p>10950</text:p>
          </table:table-cell>
          <table:table-cell/>
          <table:table-cell office:value-type="float" office:value="37993" calcext:value-type="float">
            <text:p>37993</text:p>
          </table:table-cell>
          <table:table-cell table:formula="of:=[.N8]-[.N7]" office:value-type="float" office:value="11015" calcext:value-type="float">
            <text:p>11015</text:p>
          </table:table-cell>
          <table:table-cell/>
          <table:table-cell table:formula="of:=AVERAGE([.C8];[.F8];[.I8];[.L8];[.O8])" office:value-type="float" office:value="10991.6" calcext:value-type="float">
            <text:p>10991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8295" calcext:value-type="float">
            <text:p>48295</text:p>
          </table:table-cell>
          <table:table-cell table:formula="of:=[.B9]-[.B8]" office:value-type="float" office:value="10973" calcext:value-type="float">
            <text:p>10973</text:p>
          </table:table-cell>
          <table:table-cell/>
          <table:table-cell office:value-type="float" office:value="46789" calcext:value-type="float">
            <text:p>46789</text:p>
          </table:table-cell>
          <table:table-cell table:formula="of:=[.E9]-[.E8]" office:value-type="float" office:value="10603" calcext:value-type="float">
            <text:p>10603</text:p>
          </table:table-cell>
          <table:table-cell/>
          <table:table-cell office:value-type="float" office:value="48994" calcext:value-type="float">
            <text:p>48994</text:p>
          </table:table-cell>
          <table:table-cell table:formula="of:=[.H9]-[.H8]" office:value-type="float" office:value="11190" calcext:value-type="float">
            <text:p>11190</text:p>
          </table:table-cell>
          <table:table-cell/>
          <table:table-cell table:style-name="Default" office:value-type="float" office:value="48433" calcext:value-type="float">
            <text:p>48433</text:p>
          </table:table-cell>
          <table:table-cell table:formula="of:=[.K9]-[.K8]" office:value-type="float" office:value="10882" calcext:value-type="float">
            <text:p>10882</text:p>
          </table:table-cell>
          <table:table-cell/>
          <table:table-cell office:value-type="float" office:value="49131" calcext:value-type="float">
            <text:p>49131</text:p>
          </table:table-cell>
          <table:table-cell table:formula="of:=[.N9]-[.N8]" office:value-type="float" office:value="11138" calcext:value-type="float">
            <text:p>11138</text:p>
          </table:table-cell>
          <table:table-cell/>
          <table:table-cell table:formula="of:=AVERAGE([.C9];[.F9];[.I9];[.L9];[.O9])" office:value-type="float" office:value="10957.2" calcext:value-type="float">
            <text:p>10957.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9249" calcext:value-type="float">
            <text:p>59249</text:p>
          </table:table-cell>
          <table:table-cell table:formula="of:=[.B10]-[.B9]" office:value-type="float" office:value="10954" calcext:value-type="float">
            <text:p>10954</text:p>
          </table:table-cell>
          <table:table-cell/>
          <table:table-cell office:value-type="float" office:value="57536" calcext:value-type="float">
            <text:p>57536</text:p>
          </table:table-cell>
          <table:table-cell table:formula="of:=[.E10]-[.E9]" office:value-type="float" office:value="10747" calcext:value-type="float">
            <text:p>10747</text:p>
          </table:table-cell>
          <table:table-cell/>
          <table:table-cell office:value-type="float" office:value="60259" calcext:value-type="float">
            <text:p>60259</text:p>
          </table:table-cell>
          <table:table-cell table:formula="of:=[.H10]-[.H9]" office:value-type="float" office:value="11265" calcext:value-type="float">
            <text:p>11265</text:p>
          </table:table-cell>
          <table:table-cell/>
          <table:table-cell table:style-name="Default" office:value-type="float" office:value="59301" calcext:value-type="float">
            <text:p>59301</text:p>
          </table:table-cell>
          <table:table-cell table:formula="of:=[.K10]-[.K9]" office:value-type="float" office:value="10868" calcext:value-type="float">
            <text:p>10868</text:p>
          </table:table-cell>
          <table:table-cell/>
          <table:table-cell office:value-type="float" office:value="60255" calcext:value-type="float">
            <text:p>60255</text:p>
          </table:table-cell>
          <table:table-cell table:formula="of:=[.N10]-[.N9]" office:value-type="float" office:value="11124" calcext:value-type="float">
            <text:p>11124</text:p>
          </table:table-cell>
          <table:table-cell/>
          <table:table-cell table:formula="of:=AVERAGE([.C10];[.F10];[.I10];[.L10];[.O10])" office:value-type="float" office:value="10991.6" calcext:value-type="float">
            <text:p>10991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212" calcext:value-type="float">
            <text:p>70212</text:p>
          </table:table-cell>
          <table:table-cell table:formula="of:=[.B11]-[.B10]" office:value-type="float" office:value="10963" calcext:value-type="float">
            <text:p>10963</text:p>
          </table:table-cell>
          <table:table-cell/>
          <table:table-cell office:value-type="float" office:value="68287" calcext:value-type="float">
            <text:p>68287</text:p>
          </table:table-cell>
          <table:table-cell table:formula="of:=[.E11]-[.E10]" office:value-type="float" office:value="10751" calcext:value-type="float">
            <text:p>10751</text:p>
          </table:table-cell>
          <table:table-cell/>
          <table:table-cell office:value-type="float" office:value="71632" calcext:value-type="float">
            <text:p>71632</text:p>
          </table:table-cell>
          <table:table-cell table:formula="of:=[.H11]-[.H10]" office:value-type="float" office:value="11373" calcext:value-type="float">
            <text:p>11373</text:p>
          </table:table-cell>
          <table:table-cell/>
          <table:table-cell table:style-name="Default" office:value-type="float" office:value="70340" calcext:value-type="float">
            <text:p>70340</text:p>
          </table:table-cell>
          <table:table-cell table:formula="of:=[.K11]-[.K10]" office:value-type="float" office:value="11039" calcext:value-type="float">
            <text:p>11039</text:p>
          </table:table-cell>
          <table:table-cell/>
          <table:table-cell office:value-type="float" office:value="71384" calcext:value-type="float">
            <text:p>71384</text:p>
          </table:table-cell>
          <table:table-cell table:formula="of:=[.N11]-[.N10]" office:value-type="float" office:value="11129" calcext:value-type="float">
            <text:p>11129</text:p>
          </table:table-cell>
          <table:table-cell/>
          <table:table-cell table:formula="of:=AVERAGE([.C11];[.F11];[.I11];[.L11];[.O11])" office:value-type="float" office:value="11051" calcext:value-type="float">
            <text:p>110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171" calcext:value-type="float">
            <text:p>81171</text:p>
          </table:table-cell>
          <table:table-cell table:formula="of:=[.B12]-[.B11]" office:value-type="float" office:value="10959" calcext:value-type="float">
            <text:p>10959</text:p>
          </table:table-cell>
          <table:table-cell/>
          <table:table-cell office:value-type="float" office:value="79052" calcext:value-type="float">
            <text:p>79052</text:p>
          </table:table-cell>
          <table:table-cell table:formula="of:=[.E12]-[.E11]" office:value-type="float" office:value="10765" calcext:value-type="float">
            <text:p>10765</text:p>
          </table:table-cell>
          <table:table-cell/>
          <table:table-cell office:value-type="float" office:value="83028" calcext:value-type="float">
            <text:p>83028</text:p>
          </table:table-cell>
          <table:table-cell table:formula="of:=[.H12]-[.H11]" office:value-type="float" office:value="11396" calcext:value-type="float">
            <text:p>11396</text:p>
          </table:table-cell>
          <table:table-cell/>
          <table:table-cell table:style-name="Default" office:value-type="float" office:value="81380" calcext:value-type="float">
            <text:p>81380</text:p>
          </table:table-cell>
          <table:table-cell table:formula="of:=[.K12]-[.K11]" office:value-type="float" office:value="11040" calcext:value-type="float">
            <text:p>11040</text:p>
          </table:table-cell>
          <table:table-cell/>
          <table:table-cell office:value-type="float" office:value="82593" calcext:value-type="float">
            <text:p>82593</text:p>
          </table:table-cell>
          <table:table-cell table:formula="of:=[.N12]-[.N11]" office:value-type="float" office:value="11209" calcext:value-type="float">
            <text:p>11209</text:p>
          </table:table-cell>
          <table:table-cell/>
          <table:table-cell table:formula="of:=AVERAGE([.C12];[.F12];[.I12];[.L12];[.O12])" office:value-type="float" office:value="11073.8" calcext:value-type="float">
            <text:p>11073.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2196" calcext:value-type="float">
            <text:p>92196</text:p>
          </table:table-cell>
          <table:table-cell table:formula="of:=[.B13]-[.B12]" office:value-type="float" office:value="11025" calcext:value-type="float">
            <text:p>11025</text:p>
          </table:table-cell>
          <table:table-cell/>
          <table:table-cell office:value-type="float" office:value="89861" calcext:value-type="float">
            <text:p>89861</text:p>
          </table:table-cell>
          <table:table-cell table:formula="of:=[.E13]-[.E12]" office:value-type="float" office:value="10809" calcext:value-type="float">
            <text:p>10809</text:p>
          </table:table-cell>
          <table:table-cell/>
          <table:table-cell office:value-type="float" office:value="94484" calcext:value-type="float">
            <text:p>94484</text:p>
          </table:table-cell>
          <table:table-cell table:formula="of:=[.H13]-[.H12]" office:value-type="float" office:value="11456" calcext:value-type="float">
            <text:p>11456</text:p>
          </table:table-cell>
          <table:table-cell/>
          <table:table-cell table:style-name="Default" office:value-type="float" office:value="92413" calcext:value-type="float">
            <text:p>92413</text:p>
          </table:table-cell>
          <table:table-cell table:formula="of:=[.K13]-[.K12]" office:value-type="float" office:value="11033" calcext:value-type="float">
            <text:p>11033</text:p>
          </table:table-cell>
          <table:table-cell/>
          <table:table-cell office:value-type="float" office:value="93827" calcext:value-type="float">
            <text:p>93827</text:p>
          </table:table-cell>
          <table:table-cell table:formula="of:=[.N13]-[.N12]" office:value-type="float" office:value="11234" calcext:value-type="float">
            <text:p>11234</text:p>
          </table:table-cell>
          <table:table-cell/>
          <table:table-cell table:formula="of:=AVERAGE([.C13];[.F13];[.I13];[.L13];[.O13])" office:value-type="float" office:value="11111.4" calcext:value-type="float">
            <text:p>11111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3202" calcext:value-type="float">
            <text:p>103202</text:p>
          </table:table-cell>
          <table:table-cell table:formula="of:=[.B14]-[.B13]" office:value-type="float" office:value="11006" calcext:value-type="float">
            <text:p>11006</text:p>
          </table:table-cell>
          <table:table-cell/>
          <table:table-cell office:value-type="float" office:value="100638" calcext:value-type="float">
            <text:p>100638</text:p>
          </table:table-cell>
          <table:table-cell table:formula="of:=[.E14]-[.E13]" office:value-type="float" office:value="10777" calcext:value-type="float">
            <text:p>10777</text:p>
          </table:table-cell>
          <table:table-cell/>
          <table:table-cell office:value-type="float" office:value="105884" calcext:value-type="float">
            <text:p>105884</text:p>
          </table:table-cell>
          <table:table-cell table:formula="of:=[.H14]-[.H13]" office:value-type="float" office:value="11400" calcext:value-type="float">
            <text:p>11400</text:p>
          </table:table-cell>
          <table:table-cell/>
          <table:table-cell table:style-name="Default" office:value-type="float" office:value="103499" calcext:value-type="float">
            <text:p>103499</text:p>
          </table:table-cell>
          <table:table-cell table:formula="of:=[.K14]-[.K13]" office:value-type="float" office:value="11086" calcext:value-type="float">
            <text:p>11086</text:p>
          </table:table-cell>
          <table:table-cell/>
          <table:table-cell office:value-type="float" office:value="105066" calcext:value-type="float">
            <text:p>105066</text:p>
          </table:table-cell>
          <table:table-cell table:formula="of:=[.N14]-[.N13]" office:value-type="float" office:value="11239" calcext:value-type="float">
            <text:p>11239</text:p>
          </table:table-cell>
          <table:table-cell/>
          <table:table-cell table:formula="of:=AVERAGE([.C14];[.F14];[.I14];[.L14];[.O14])" office:value-type="float" office:value="11101.6" calcext:value-type="float">
            <text:p>11101.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4177" calcext:value-type="float">
            <text:p>114177</text:p>
          </table:table-cell>
          <table:table-cell table:formula="of:=[.B15]-[.B14]" office:value-type="float" office:value="10975" calcext:value-type="float">
            <text:p>10975</text:p>
          </table:table-cell>
          <table:table-cell/>
          <table:table-cell office:value-type="float" office:value="111480" calcext:value-type="float">
            <text:p>111480</text:p>
          </table:table-cell>
          <table:table-cell table:formula="of:=[.E15]-[.E14]" office:value-type="float" office:value="10842" calcext:value-type="float">
            <text:p>10842</text:p>
          </table:table-cell>
          <table:table-cell/>
          <table:table-cell office:value-type="float" office:value="117259" calcext:value-type="float">
            <text:p>117259</text:p>
          </table:table-cell>
          <table:table-cell table:formula="of:=[.H15]-[.H14]" office:value-type="float" office:value="11375" calcext:value-type="float">
            <text:p>11375</text:p>
          </table:table-cell>
          <table:table-cell/>
          <table:table-cell table:style-name="Default" office:value-type="float" office:value="114551" calcext:value-type="float">
            <text:p>114551</text:p>
          </table:table-cell>
          <table:table-cell table:formula="of:=[.K15]-[.K14]" office:value-type="float" office:value="11052" calcext:value-type="float">
            <text:p>11052</text:p>
          </table:table-cell>
          <table:table-cell/>
          <table:table-cell office:value-type="float" office:value="116236" calcext:value-type="float">
            <text:p>116236</text:p>
          </table:table-cell>
          <table:table-cell table:formula="of:=[.N15]-[.N14]" office:value-type="float" office:value="11170" calcext:value-type="float">
            <text:p>11170</text:p>
          </table:table-cell>
          <table:table-cell/>
          <table:table-cell table:formula="of:=AVERAGE([.C15];[.F15];[.I15];[.L15];[.O15])" office:value-type="float" office:value="11082.8" calcext:value-type="float">
            <text:p>11082.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5197" calcext:value-type="float">
            <text:p>125197</text:p>
          </table:table-cell>
          <table:table-cell table:formula="of:=[.B16]-[.B15]" office:value-type="float" office:value="11020" calcext:value-type="float">
            <text:p>11020</text:p>
          </table:table-cell>
          <table:table-cell/>
          <table:table-cell office:value-type="float" office:value="122363" calcext:value-type="float">
            <text:p>122363</text:p>
          </table:table-cell>
          <table:table-cell table:formula="of:=[.E16]-[.E15]" office:value-type="float" office:value="10883" calcext:value-type="float">
            <text:p>10883</text:p>
          </table:table-cell>
          <table:table-cell/>
          <table:table-cell office:value-type="float" office:value="128637" calcext:value-type="float">
            <text:p>128637</text:p>
          </table:table-cell>
          <table:table-cell table:formula="of:=[.H16]-[.H15]" office:value-type="float" office:value="11378" calcext:value-type="float">
            <text:p>11378</text:p>
          </table:table-cell>
          <table:table-cell/>
          <table:table-cell table:style-name="Default" office:value-type="float" office:value="125660" calcext:value-type="float">
            <text:p>125660</text:p>
          </table:table-cell>
          <table:table-cell table:formula="of:=[.K16]-[.K15]" office:value-type="float" office:value="11109" calcext:value-type="float">
            <text:p>11109</text:p>
          </table:table-cell>
          <table:table-cell/>
          <table:table-cell office:value-type="float" office:value="127501" calcext:value-type="float">
            <text:p>127501</text:p>
          </table:table-cell>
          <table:table-cell table:formula="of:=[.N16]-[.N15]" office:value-type="float" office:value="11265" calcext:value-type="float">
            <text:p>11265</text:p>
          </table:table-cell>
          <table:table-cell/>
          <table:table-cell table:formula="of:=AVERAGE([.C16];[.F16];[.I16];[.L16];[.O16])" office:value-type="float" office:value="11131" calcext:value-type="float">
            <text:p>111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6342" calcext:value-type="float">
            <text:p>136342</text:p>
          </table:table-cell>
          <table:table-cell table:formula="of:=[.B17]-[.B16]" office:value-type="float" office:value="11145" calcext:value-type="float">
            <text:p>11145</text:p>
          </table:table-cell>
          <table:table-cell/>
          <table:table-cell office:value-type="float" office:value="133194" calcext:value-type="float">
            <text:p>133194</text:p>
          </table:table-cell>
          <table:table-cell table:formula="of:=[.E17]-[.E16]" office:value-type="float" office:value="10831" calcext:value-type="float">
            <text:p>10831</text:p>
          </table:table-cell>
          <table:table-cell/>
          <table:table-cell office:value-type="float" office:value="140059" calcext:value-type="float">
            <text:p>140059</text:p>
          </table:table-cell>
          <table:table-cell table:formula="of:=[.H17]-[.H16]" office:value-type="float" office:value="11422" calcext:value-type="float">
            <text:p>11422</text:p>
          </table:table-cell>
          <table:table-cell/>
          <table:table-cell table:style-name="Default" office:value-type="float" office:value="136815" calcext:value-type="float">
            <text:p>136815</text:p>
          </table:table-cell>
          <table:table-cell table:formula="of:=[.K17]-[.K16]" office:value-type="float" office:value="11155" calcext:value-type="float">
            <text:p>11155</text:p>
          </table:table-cell>
          <table:table-cell/>
          <table:table-cell office:value-type="float" office:value="138783" calcext:value-type="float">
            <text:p>138783</text:p>
          </table:table-cell>
          <table:table-cell table:formula="of:=[.N17]-[.N16]" office:value-type="float" office:value="11282" calcext:value-type="float">
            <text:p>11282</text:p>
          </table:table-cell>
          <table:table-cell/>
          <table:table-cell table:formula="of:=AVERAGE([.C17];[.F17];[.I17];[.L17];[.O17])" office:value-type="float" office:value="11167" calcext:value-type="float">
            <text:p>111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7463" calcext:value-type="float">
            <text:p>147463</text:p>
          </table:table-cell>
          <table:table-cell table:formula="of:=[.B18]-[.B17]" office:value-type="float" office:value="11121" calcext:value-type="float">
            <text:p>11121</text:p>
          </table:table-cell>
          <table:table-cell/>
          <table:table-cell office:value-type="float" office:value="144090" calcext:value-type="float">
            <text:p>144090</text:p>
          </table:table-cell>
          <table:table-cell table:formula="of:=[.E18]-[.E17]" office:value-type="float" office:value="10896" calcext:value-type="float">
            <text:p>10896</text:p>
          </table:table-cell>
          <table:table-cell/>
          <table:table-cell office:value-type="float" office:value="151480" calcext:value-type="float">
            <text:p>151480</text:p>
          </table:table-cell>
          <table:table-cell table:formula="of:=[.H18]-[.H17]" office:value-type="float" office:value="11421" calcext:value-type="float">
            <text:p>11421</text:p>
          </table:table-cell>
          <table:table-cell/>
          <table:table-cell table:style-name="Default" office:value-type="float" office:value="147925" calcext:value-type="float">
            <text:p>147925</text:p>
          </table:table-cell>
          <table:table-cell table:formula="of:=[.K18]-[.K17]" office:value-type="float" office:value="11110" calcext:value-type="float">
            <text:p>11110</text:p>
          </table:table-cell>
          <table:table-cell/>
          <table:table-cell office:value-type="float" office:value="149958" calcext:value-type="float">
            <text:p>149958</text:p>
          </table:table-cell>
          <table:table-cell table:formula="of:=[.N18]-[.N17]" office:value-type="float" office:value="11175" calcext:value-type="float">
            <text:p>11175</text:p>
          </table:table-cell>
          <table:table-cell/>
          <table:table-cell table:formula="of:=AVERAGE([.C18];[.F18];[.I18];[.L18];[.O18])" office:value-type="float" office:value="11144.6" calcext:value-type="float">
            <text:p>11144.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8580" calcext:value-type="float">
            <text:p>158580</text:p>
          </table:table-cell>
          <table:table-cell table:formula="of:=[.B19]-[.B18]" office:value-type="float" office:value="11117" calcext:value-type="float">
            <text:p>11117</text:p>
          </table:table-cell>
          <table:table-cell/>
          <table:table-cell office:value-type="float" office:value="155013" calcext:value-type="float">
            <text:p>155013</text:p>
          </table:table-cell>
          <table:table-cell table:formula="of:=[.E19]-[.E18]" office:value-type="float" office:value="10923" calcext:value-type="float">
            <text:p>10923</text:p>
          </table:table-cell>
          <table:table-cell/>
          <table:table-cell office:value-type="float" office:value="162933" calcext:value-type="float">
            <text:p>162933</text:p>
          </table:table-cell>
          <table:table-cell table:formula="of:=[.H19]-[.H18]" office:value-type="float" office:value="11453" calcext:value-type="float">
            <text:p>11453</text:p>
          </table:table-cell>
          <table:table-cell/>
          <table:table-cell table:style-name="Default" office:value-type="float" office:value="159045" calcext:value-type="float">
            <text:p>159045</text:p>
          </table:table-cell>
          <table:table-cell table:formula="of:=[.K19]-[.K18]" office:value-type="float" office:value="11120" calcext:value-type="float">
            <text:p>11120</text:p>
          </table:table-cell>
          <table:table-cell/>
          <table:table-cell office:value-type="float" office:value="161328" calcext:value-type="float">
            <text:p>161328</text:p>
          </table:table-cell>
          <table:table-cell table:formula="of:=[.N19]-[.N18]" office:value-type="float" office:value="11370" calcext:value-type="float">
            <text:p>11370</text:p>
          </table:table-cell>
          <table:table-cell/>
          <table:table-cell table:formula="of:=AVERAGE([.C19];[.F19];[.I19];[.L19];[.O19])" office:value-type="float" office:value="11196.6" calcext:value-type="float">
            <text:p>11196.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9638" calcext:value-type="float">
            <text:p>169638</text:p>
          </table:table-cell>
          <table:table-cell table:formula="of:=[.B20]-[.B19]" office:value-type="float" office:value="11058" calcext:value-type="float">
            <text:p>11058</text:p>
          </table:table-cell>
          <table:table-cell/>
          <table:table-cell office:value-type="float" office:value="165846" calcext:value-type="float">
            <text:p>165846</text:p>
          </table:table-cell>
          <table:table-cell table:formula="of:=[.E20]-[.E19]" office:value-type="float" office:value="10833" calcext:value-type="float">
            <text:p>10833</text:p>
          </table:table-cell>
          <table:table-cell/>
          <table:table-cell office:value-type="float" office:value="174310" calcext:value-type="float">
            <text:p>174310</text:p>
          </table:table-cell>
          <table:table-cell table:formula="of:=[.H20]-[.H19]" office:value-type="float" office:value="11377" calcext:value-type="float">
            <text:p>11377</text:p>
          </table:table-cell>
          <table:table-cell/>
          <table:table-cell table:style-name="Default" office:value-type="float" office:value="170121" calcext:value-type="float">
            <text:p>170121</text:p>
          </table:table-cell>
          <table:table-cell table:formula="of:=[.K20]-[.K19]" office:value-type="float" office:value="11076" calcext:value-type="float">
            <text:p>11076</text:p>
          </table:table-cell>
          <table:table-cell/>
          <table:table-cell office:value-type="float" office:value="172552" calcext:value-type="float">
            <text:p>172552</text:p>
          </table:table-cell>
          <table:table-cell table:formula="of:=[.N20]-[.N19]" office:value-type="float" office:value="11224" calcext:value-type="float">
            <text:p>11224</text:p>
          </table:table-cell>
          <table:table-cell/>
          <table:table-cell table:formula="of:=AVERAGE([.C20];[.F20];[.I20];[.L20];[.O20])" office:value-type="float" office:value="11113.6" calcext:value-type="float">
            <text:p>11113.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0725" calcext:value-type="float">
            <text:p>180725</text:p>
          </table:table-cell>
          <table:table-cell table:formula="of:=[.B21]-[.B20]" office:value-type="float" office:value="11087" calcext:value-type="float">
            <text:p>11087</text:p>
          </table:table-cell>
          <table:table-cell/>
          <table:table-cell office:value-type="float" office:value="176700" calcext:value-type="float">
            <text:p>176700</text:p>
          </table:table-cell>
          <table:table-cell table:formula="of:=[.E21]-[.E20]" office:value-type="float" office:value="10854" calcext:value-type="float">
            <text:p>10854</text:p>
          </table:table-cell>
          <table:table-cell/>
          <table:table-cell office:value-type="float" office:value="185712" calcext:value-type="float">
            <text:p>185712</text:p>
          </table:table-cell>
          <table:table-cell table:formula="of:=[.H21]-[.H20]" office:value-type="float" office:value="11402" calcext:value-type="float">
            <text:p>11402</text:p>
          </table:table-cell>
          <table:table-cell/>
          <table:table-cell table:style-name="Default" office:value-type="float" office:value="181249" calcext:value-type="float">
            <text:p>181249</text:p>
          </table:table-cell>
          <table:table-cell table:formula="of:=[.K21]-[.K20]" office:value-type="float" office:value="11128" calcext:value-type="float">
            <text:p>11128</text:p>
          </table:table-cell>
          <table:table-cell/>
          <table:table-cell office:value-type="float" office:value="183819" calcext:value-type="float">
            <text:p>183819</text:p>
          </table:table-cell>
          <table:table-cell table:formula="of:=[.N21]-[.N20]" office:value-type="float" office:value="11267" calcext:value-type="float">
            <text:p>11267</text:p>
          </table:table-cell>
          <table:table-cell/>
          <table:table-cell table:formula="of:=AVERAGE([.C21];[.F21];[.I21];[.L21];[.O21])" office:value-type="float" office:value="11147.6" calcext:value-type="float">
            <text:p>11147.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1922" calcext:value-type="float">
            <text:p>191922</text:p>
          </table:table-cell>
          <table:table-cell table:formula="of:=[.B22]-[.B21]" office:value-type="float" office:value="11197" calcext:value-type="float">
            <text:p>11197</text:p>
          </table:table-cell>
          <table:table-cell/>
          <table:table-cell office:value-type="float" office:value="187570" calcext:value-type="float">
            <text:p>187570</text:p>
          </table:table-cell>
          <table:table-cell table:formula="of:=[.E22]-[.E21]" office:value-type="float" office:value="10870" calcext:value-type="float">
            <text:p>10870</text:p>
          </table:table-cell>
          <table:table-cell/>
          <table:table-cell office:value-type="float" office:value="197147" calcext:value-type="float">
            <text:p>197147</text:p>
          </table:table-cell>
          <table:table-cell table:formula="of:=[.H22]-[.H21]" office:value-type="float" office:value="11435" calcext:value-type="float">
            <text:p>11435</text:p>
          </table:table-cell>
          <table:table-cell/>
          <table:table-cell table:style-name="Default" office:value-type="float" office:value="192359" calcext:value-type="float">
            <text:p>192359</text:p>
          </table:table-cell>
          <table:table-cell table:formula="of:=[.K22]-[.K21]" office:value-type="float" office:value="11110" calcext:value-type="float">
            <text:p>11110</text:p>
          </table:table-cell>
          <table:table-cell/>
          <table:table-cell office:value-type="float" office:value="195146" calcext:value-type="float">
            <text:p>195146</text:p>
          </table:table-cell>
          <table:table-cell table:formula="of:=[.N22]-[.N21]" office:value-type="float" office:value="11327" calcext:value-type="float">
            <text:p>11327</text:p>
          </table:table-cell>
          <table:table-cell/>
          <table:table-cell table:formula="of:=AVERAGE([.C22];[.F22];[.I22];[.L22];[.O22])" office:value-type="float" office:value="11187.8" calcext:value-type="float">
            <text:p>11187.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2999" calcext:value-type="float">
            <text:p>202999</text:p>
          </table:table-cell>
          <table:table-cell table:formula="of:=[.B23]-[.B22]" office:value-type="float" office:value="11077" calcext:value-type="float">
            <text:p>11077</text:p>
          </table:table-cell>
          <table:table-cell/>
          <table:table-cell office:value-type="float" office:value="198457" calcext:value-type="float">
            <text:p>198457</text:p>
          </table:table-cell>
          <table:table-cell table:formula="of:=[.E23]-[.E22]" office:value-type="float" office:value="10887" calcext:value-type="float">
            <text:p>10887</text:p>
          </table:table-cell>
          <table:table-cell/>
          <table:table-cell office:value-type="float" office:value="208552" calcext:value-type="float">
            <text:p>208552</text:p>
          </table:table-cell>
          <table:table-cell table:formula="of:=[.H23]-[.H22]" office:value-type="float" office:value="11405" calcext:value-type="float">
            <text:p>11405</text:p>
          </table:table-cell>
          <table:table-cell/>
          <table:table-cell table:style-name="Default" office:value-type="float" office:value="203453" calcext:value-type="float">
            <text:p>203453</text:p>
          </table:table-cell>
          <table:table-cell table:formula="of:=[.K23]-[.K22]" office:value-type="float" office:value="11094" calcext:value-type="float">
            <text:p>11094</text:p>
          </table:table-cell>
          <table:table-cell/>
          <table:table-cell office:value-type="float" office:value="206392" calcext:value-type="float">
            <text:p>206392</text:p>
          </table:table-cell>
          <table:table-cell table:formula="of:=[.N23]-[.N22]" office:value-type="float" office:value="11246" calcext:value-type="float">
            <text:p>11246</text:p>
          </table:table-cell>
          <table:table-cell/>
          <table:table-cell table:formula="of:=AVERAGE([.C23];[.F23];[.I23];[.L23];[.O23])" office:value-type="float" office:value="11141.8" calcext:value-type="float">
            <text:p>11141.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4039" calcext:value-type="float">
            <text:p>214039</text:p>
          </table:table-cell>
          <table:table-cell table:formula="of:=[.B24]-[.B23]" office:value-type="float" office:value="11040" calcext:value-type="float">
            <text:p>11040</text:p>
          </table:table-cell>
          <table:table-cell/>
          <table:table-cell office:value-type="float" office:value="209409" calcext:value-type="float">
            <text:p>209409</text:p>
          </table:table-cell>
          <table:table-cell table:formula="of:=[.E24]-[.E23]" office:value-type="float" office:value="10952" calcext:value-type="float">
            <text:p>10952</text:p>
          </table:table-cell>
          <table:table-cell/>
          <table:table-cell office:value-type="float" office:value="219928" calcext:value-type="float">
            <text:p>219928</text:p>
          </table:table-cell>
          <table:table-cell table:formula="of:=[.H24]-[.H23]" office:value-type="float" office:value="11376" calcext:value-type="float">
            <text:p>11376</text:p>
          </table:table-cell>
          <table:table-cell/>
          <table:table-cell table:style-name="Default" office:value-type="float" office:value="214620" calcext:value-type="float">
            <text:p>214620</text:p>
          </table:table-cell>
          <table:table-cell table:formula="of:=[.K24]-[.K23]" office:value-type="float" office:value="11167" calcext:value-type="float">
            <text:p>11167</text:p>
          </table:table-cell>
          <table:table-cell/>
          <table:table-cell office:value-type="float" office:value="217735" calcext:value-type="float">
            <text:p>217735</text:p>
          </table:table-cell>
          <table:table-cell table:formula="of:=[.N24]-[.N23]" office:value-type="float" office:value="11343" calcext:value-type="float">
            <text:p>11343</text:p>
          </table:table-cell>
          <table:table-cell/>
          <table:table-cell table:formula="of:=AVERAGE([.C24];[.F24];[.I24];[.L24];[.O24])" office:value-type="float" office:value="11175.6" calcext:value-type="float">
            <text:p>11175.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5103" calcext:value-type="float">
            <text:p>225103</text:p>
          </table:table-cell>
          <table:table-cell table:formula="of:=[.B25]-[.B24]" office:value-type="float" office:value="11064" calcext:value-type="float">
            <text:p>11064</text:p>
          </table:table-cell>
          <table:table-cell/>
          <table:table-cell office:value-type="float" office:value="220307" calcext:value-type="float">
            <text:p>220307</text:p>
          </table:table-cell>
          <table:table-cell table:formula="of:=[.E25]-[.E24]" office:value-type="float" office:value="10898" calcext:value-type="float">
            <text:p>10898</text:p>
          </table:table-cell>
          <table:table-cell/>
          <table:table-cell office:value-type="float" office:value="231354" calcext:value-type="float">
            <text:p>231354</text:p>
          </table:table-cell>
          <table:table-cell table:formula="of:=[.H25]-[.H24]" office:value-type="float" office:value="11426" calcext:value-type="float">
            <text:p>11426</text:p>
          </table:table-cell>
          <table:table-cell/>
          <table:table-cell table:style-name="Default" office:value-type="float" office:value="225719" calcext:value-type="float">
            <text:p>225719</text:p>
          </table:table-cell>
          <table:table-cell table:formula="of:=[.K25]-[.K24]" office:value-type="float" office:value="11099" calcext:value-type="float">
            <text:p>11099</text:p>
          </table:table-cell>
          <table:table-cell/>
          <table:table-cell office:value-type="float" office:value="229041" calcext:value-type="float">
            <text:p>229041</text:p>
          </table:table-cell>
          <table:table-cell table:formula="of:=[.N25]-[.N24]" office:value-type="float" office:value="11306" calcext:value-type="float">
            <text:p>11306</text:p>
          </table:table-cell>
          <table:table-cell/>
          <table:table-cell table:formula="of:=AVERAGE([.C25];[.F25];[.I25];[.L25];[.O25])" office:value-type="float" office:value="11158.6" calcext:value-type="float">
            <text:p>11158.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218" calcext:value-type="float">
            <text:p>236218</text:p>
          </table:table-cell>
          <table:table-cell table:formula="of:=[.B26]-[.B25]" office:value-type="float" office:value="11115" calcext:value-type="float">
            <text:p>11115</text:p>
          </table:table-cell>
          <table:table-cell/>
          <table:table-cell office:value-type="float" office:value="231197" calcext:value-type="float">
            <text:p>231197</text:p>
          </table:table-cell>
          <table:table-cell table:formula="of:=[.E26]-[.E25]" office:value-type="float" office:value="10890" calcext:value-type="float">
            <text:p>10890</text:p>
          </table:table-cell>
          <table:table-cell/>
          <table:table-cell office:value-type="float" office:value="242776" calcext:value-type="float">
            <text:p>242776</text:p>
          </table:table-cell>
          <table:table-cell table:formula="of:=[.H26]-[.H25]" office:value-type="float" office:value="11422" calcext:value-type="float">
            <text:p>11422</text:p>
          </table:table-cell>
          <table:table-cell/>
          <table:table-cell table:style-name="Default" office:value-type="float" office:value="236804" calcext:value-type="float">
            <text:p>236804</text:p>
          </table:table-cell>
          <table:table-cell table:formula="of:=[.K26]-[.K25]" office:value-type="float" office:value="11085" calcext:value-type="float">
            <text:p>11085</text:p>
          </table:table-cell>
          <table:table-cell/>
          <table:table-cell office:value-type="float" office:value="240308" calcext:value-type="float">
            <text:p>240308</text:p>
          </table:table-cell>
          <table:table-cell table:formula="of:=[.N26]-[.N25]" office:value-type="float" office:value="11267" calcext:value-type="float">
            <text:p>11267</text:p>
          </table:table-cell>
          <table:table-cell/>
          <table:table-cell table:formula="of:=AVERAGE([.C26];[.F26];[.I26];[.L26];[.O26])" office:value-type="float" office:value="11155.8" calcext:value-type="float">
            <text:p>11155.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7078" calcext:value-type="float">
            <text:p>247078</text:p>
          </table:table-cell>
          <table:table-cell table:formula="of:=[.B27]-[.B26]" office:value-type="float" office:value="10860" calcext:value-type="float">
            <text:p>10860</text:p>
          </table:table-cell>
          <table:table-cell/>
          <table:table-cell office:value-type="float" office:value="241991" calcext:value-type="float">
            <text:p>241991</text:p>
          </table:table-cell>
          <table:table-cell table:formula="of:=[.E27]-[.E26]" office:value-type="float" office:value="10794" calcext:value-type="float">
            <text:p>10794</text:p>
          </table:table-cell>
          <table:table-cell/>
          <table:table-cell office:value-type="float" office:value="254134" calcext:value-type="float">
            <text:p>254134</text:p>
          </table:table-cell>
          <table:table-cell table:formula="of:=[.H27]-[.H26]" office:value-type="float" office:value="11358" calcext:value-type="float">
            <text:p>11358</text:p>
          </table:table-cell>
          <table:table-cell/>
          <table:table-cell table:style-name="Default" office:value-type="float" office:value="247823" calcext:value-type="float">
            <text:p>247823</text:p>
          </table:table-cell>
          <table:table-cell table:formula="of:=[.K27]-[.K26]" office:value-type="float" office:value="11019" calcext:value-type="float">
            <text:p>11019</text:p>
          </table:table-cell>
          <table:table-cell/>
          <table:table-cell office:value-type="float" office:value="251445" calcext:value-type="float">
            <text:p>251445</text:p>
          </table:table-cell>
          <table:table-cell table:formula="of:=[.N27]-[.N26]" office:value-type="float" office:value="11137" calcext:value-type="float">
            <text:p>11137</text:p>
          </table:table-cell>
          <table:table-cell/>
          <table:table-cell table:formula="of:=AVERAGE([.C27];[.F27];[.I27];[.L27];[.O27])" office:value-type="float" office:value="11033.6" calcext:value-type="float">
            <text:p>11033.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8218" calcext:value-type="float">
            <text:p>258218</text:p>
          </table:table-cell>
          <table:table-cell table:formula="of:=[.B28]-[.B27]" office:value-type="float" office:value="11140" calcext:value-type="float">
            <text:p>11140</text:p>
          </table:table-cell>
          <table:table-cell/>
          <table:table-cell office:value-type="float" office:value="252881" calcext:value-type="float">
            <text:p>252881</text:p>
          </table:table-cell>
          <table:table-cell table:formula="of:=[.E28]-[.E27]" office:value-type="float" office:value="10890" calcext:value-type="float">
            <text:p>10890</text:p>
          </table:table-cell>
          <table:table-cell/>
          <table:table-cell office:value-type="float" office:value="265529" calcext:value-type="float">
            <text:p>265529</text:p>
          </table:table-cell>
          <table:table-cell table:formula="of:=[.H28]-[.H27]" office:value-type="float" office:value="11395" calcext:value-type="float">
            <text:p>11395</text:p>
          </table:table-cell>
          <table:table-cell/>
          <table:table-cell table:style-name="Default" office:value-type="float" office:value="258896" calcext:value-type="float">
            <text:p>258896</text:p>
          </table:table-cell>
          <table:table-cell table:formula="of:=[.K28]-[.K27]" office:value-type="float" office:value="11073" calcext:value-type="float">
            <text:p>11073</text:p>
          </table:table-cell>
          <table:table-cell/>
          <table:table-cell office:value-type="float" office:value="262767" calcext:value-type="float">
            <text:p>262767</text:p>
          </table:table-cell>
          <table:table-cell table:formula="of:=[.N28]-[.N27]" office:value-type="float" office:value="11322" calcext:value-type="float">
            <text:p>11322</text:p>
          </table:table-cell>
          <table:table-cell/>
          <table:table-cell table:formula="of:=AVERAGE([.C28];[.F28];[.I28];[.L28];[.O28])" office:value-type="float" office:value="11164" calcext:value-type="float">
            <text:p>1116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9329" calcext:value-type="float">
            <text:p>269329</text:p>
          </table:table-cell>
          <table:table-cell table:formula="of:=[.B29]-[.B28]" office:value-type="float" office:value="11111" calcext:value-type="float">
            <text:p>11111</text:p>
          </table:table-cell>
          <table:table-cell/>
          <table:table-cell office:value-type="float" office:value="263863" calcext:value-type="float">
            <text:p>263863</text:p>
          </table:table-cell>
          <table:table-cell table:formula="of:=[.E29]-[.E28]" office:value-type="float" office:value="10982" calcext:value-type="float">
            <text:p>10982</text:p>
          </table:table-cell>
          <table:table-cell/>
          <table:table-cell office:value-type="float" office:value="276993" calcext:value-type="float">
            <text:p>276993</text:p>
          </table:table-cell>
          <table:table-cell table:formula="of:=[.H29]-[.H28]" office:value-type="float" office:value="11464" calcext:value-type="float">
            <text:p>11464</text:p>
          </table:table-cell>
          <table:table-cell/>
          <table:table-cell table:style-name="Default" office:value-type="float" office:value="270043" calcext:value-type="float">
            <text:p>270043</text:p>
          </table:table-cell>
          <table:table-cell table:formula="of:=[.K29]-[.K28]" office:value-type="float" office:value="11147" calcext:value-type="float">
            <text:p>11147</text:p>
          </table:table-cell>
          <table:table-cell/>
          <table:table-cell office:value-type="float" office:value="274023" calcext:value-type="float">
            <text:p>274023</text:p>
          </table:table-cell>
          <table:table-cell table:formula="of:=[.N29]-[.N28]" office:value-type="float" office:value="11256" calcext:value-type="float">
            <text:p>11256</text:p>
          </table:table-cell>
          <table:table-cell/>
          <table:table-cell table:formula="of:=AVERAGE([.C29];[.F29];[.I29];[.L29];[.O29])" office:value-type="float" office:value="11192" calcext:value-type="float">
            <text:p>1119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0478" calcext:value-type="float">
            <text:p>280478</text:p>
          </table:table-cell>
          <table:table-cell table:formula="of:=[.B30]-[.B29]" office:value-type="float" office:value="11149" calcext:value-type="float">
            <text:p>11149</text:p>
          </table:table-cell>
          <table:table-cell/>
          <table:table-cell office:value-type="float" office:value="274737" calcext:value-type="float">
            <text:p>274737</text:p>
          </table:table-cell>
          <table:table-cell table:formula="of:=[.E30]-[.E29]" office:value-type="float" office:value="10874" calcext:value-type="float">
            <text:p>10874</text:p>
          </table:table-cell>
          <table:table-cell/>
          <table:table-cell office:value-type="float" office:value="288471" calcext:value-type="float">
            <text:p>288471</text:p>
          </table:table-cell>
          <table:table-cell table:formula="of:=[.H30]-[.H29]" office:value-type="float" office:value="11478" calcext:value-type="float">
            <text:p>11478</text:p>
          </table:table-cell>
          <table:table-cell/>
          <table:table-cell table:style-name="Default" office:value-type="float" office:value="281179" calcext:value-type="float">
            <text:p>281179</text:p>
          </table:table-cell>
          <table:table-cell table:formula="of:=[.K30]-[.K29]" office:value-type="float" office:value="11136" calcext:value-type="float">
            <text:p>11136</text:p>
          </table:table-cell>
          <table:table-cell/>
          <table:table-cell office:value-type="float" office:value="285342" calcext:value-type="float">
            <text:p>285342</text:p>
          </table:table-cell>
          <table:table-cell table:formula="of:=[.N30]-[.N29]" office:value-type="float" office:value="11319" calcext:value-type="float">
            <text:p>11319</text:p>
          </table:table-cell>
          <table:table-cell/>
          <table:table-cell table:formula="of:=AVERAGE([.C30];[.F30];[.I30];[.L30];[.O30])" office:value-type="float" office:value="11191.2" calcext:value-type="float">
            <text:p>11191.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1626" calcext:value-type="float">
            <text:p>291626</text:p>
          </table:table-cell>
          <table:table-cell table:formula="of:=[.B31]-[.B30]" office:value-type="float" office:value="11148" calcext:value-type="float">
            <text:p>11148</text:p>
          </table:table-cell>
          <table:table-cell/>
          <table:table-cell office:value-type="float" office:value="285636" calcext:value-type="float">
            <text:p>285636</text:p>
          </table:table-cell>
          <table:table-cell table:formula="of:=[.E31]-[.E30]" office:value-type="float" office:value="10899" calcext:value-type="float">
            <text:p>10899</text:p>
          </table:table-cell>
          <table:table-cell/>
          <table:table-cell office:value-type="float" office:value="299888" calcext:value-type="float">
            <text:p>299888</text:p>
          </table:table-cell>
          <table:table-cell table:formula="of:=[.H31]-[.H30]" office:value-type="float" office:value="11417" calcext:value-type="float">
            <text:p>11417</text:p>
          </table:table-cell>
          <table:table-cell/>
          <table:table-cell table:style-name="Default" office:value-type="float" office:value="292286" calcext:value-type="float">
            <text:p>292286</text:p>
          </table:table-cell>
          <table:table-cell table:formula="of:=[.K31]-[.K30]" office:value-type="float" office:value="11107" calcext:value-type="float">
            <text:p>11107</text:p>
          </table:table-cell>
          <table:table-cell/>
          <table:table-cell office:value-type="float" office:value="296650" calcext:value-type="float">
            <text:p>296650</text:p>
          </table:table-cell>
          <table:table-cell table:formula="of:=[.N31]-[.N30]" office:value-type="float" office:value="11308" calcext:value-type="float">
            <text:p>11308</text:p>
          </table:table-cell>
          <table:table-cell/>
          <table:table-cell table:formula="of:=AVERAGE([.C31];[.F31];[.I31];[.L31];[.O31])" office:value-type="float" office:value="11175.8" calcext:value-type="float">
            <text:p>11175.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2827" calcext:value-type="float">
            <text:p>302827</text:p>
          </table:table-cell>
          <table:table-cell table:formula="of:=[.B32]-[.B31]" office:value-type="float" office:value="11201" calcext:value-type="float">
            <text:p>11201</text:p>
          </table:table-cell>
          <table:table-cell/>
          <table:table-cell office:value-type="float" office:value="296602" calcext:value-type="float">
            <text:p>296602</text:p>
          </table:table-cell>
          <table:table-cell table:formula="of:=[.E32]-[.E31]" office:value-type="float" office:value="10966" calcext:value-type="float">
            <text:p>10966</text:p>
          </table:table-cell>
          <table:table-cell/>
          <table:table-cell office:value-type="float" office:value="311472" calcext:value-type="float">
            <text:p>311472</text:p>
          </table:table-cell>
          <table:table-cell table:formula="of:=[.H32]-[.H31]" office:value-type="float" office:value="11584" calcext:value-type="float">
            <text:p>11584</text:p>
          </table:table-cell>
          <table:table-cell/>
          <table:table-cell table:style-name="Default" office:value-type="float" office:value="303419" calcext:value-type="float">
            <text:p>303419</text:p>
          </table:table-cell>
          <table:table-cell table:formula="of:=[.K32]-[.K31]" office:value-type="float" office:value="11133" calcext:value-type="float">
            <text:p>11133</text:p>
          </table:table-cell>
          <table:table-cell/>
          <table:table-cell office:value-type="float" office:value="307912" calcext:value-type="float">
            <text:p>307912</text:p>
          </table:table-cell>
          <table:table-cell table:formula="of:=[.N32]-[.N31]" office:value-type="float" office:value="11262" calcext:value-type="float">
            <text:p>11262</text:p>
          </table:table-cell>
          <table:table-cell/>
          <table:table-cell table:formula="of:=AVERAGE([.C32];[.F32];[.I32];[.L32];[.O32])" office:value-type="float" office:value="11229.2" calcext:value-type="float">
            <text:p>11229.2</text:p>
          </table:table-cell>
        </table:table-row>
        <table:table-row table:style-name="ro1" table:number-rows-repeated="5">
          <table:table-cell table:number-columns-repeated="10"/>
          <table:table-cell table:style-name="ce4"/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number-columns-repeated="6"/>
          <table:table-cell table:style-name="ce4"/>
          <table:table-cell table:number-columns-repeated="6"/>
        </table:table-row>
        <table:table-row table:style-name="ro1">
          <table:table-cell table:number-columns-repeated="10"/>
          <table:table-cell table:style-name="ce4"/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4"/>
          <table:table-cell table:number-columns-repeated="6"/>
        </table:table-row>
        <table:table-row table:style-name="ro1" table:number-rows-repeated="8">
          <table:table-cell table:number-columns-repeated="10"/>
          <table:table-cell table:style-name="ce4"/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number-columns-repeated="6"/>
          <table:table-cell table:style-name="ce4"/>
          <table:table-cell table:number-columns-repeated="6"/>
        </table:table-row>
        <table:table-row table:style-name="ro1">
          <table:table-cell table:number-columns-repeated="10"/>
          <table:table-cell table:style-name="ce4"/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4"/>
          <table:table-cell table:number-columns-repeated="6"/>
        </table:table-row>
        <table:table-row table:style-name="ro1" table:number-rows-repeated="8">
          <table:table-cell table:number-columns-repeated="10"/>
          <table:table-cell table:style-name="ce4"/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 table:number-rows-repeated="25">
          <table:table-cell table:number-columns-repeated="17"/>
        </table:table-row>
        <table:table-row table:style-name="ro1">
          <table:table-cell table:number-columns-repeated="10"/>
          <table:table-cell office:value-type="string" calcext:value-type="string">
            <text:p>0%)</text:p>
          </table:table-cell>
          <table:table-cell table:number-columns-repeated="6"/>
        </table:table-row>
        <table:table-row table:style-name="ro1" table:number-rows-repeated="104787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Perfcake 1" table:style-name="ta1">
        <table:shapes>
          <draw:frame draw:z-index="0" draw:style-name="gr1" draw:text-style-name="P1" svg:width="9in" svg:height="4in" svg:x="2.6665in" svg:y="0in">
            <draw:object draw:notify-on-update-of-ranges="'Perfcake 1'.A1:'Perfcake 1'.A1 'Perfcake 1'.B1:'Perfcake 1'.B1 'Perfcake 1'.A2:'Perfcake 1'.A2 'Perfcake 1'.B2:'Perfcake 1'.B2 'Perfcake 1'.A3:'Perfcake 1'.A3 'Perfcake 1'.B3:'Perfcake 1'.B3 'Perfcake 1'.A4:'Perfcake 1'.A4 'Perfcake 1'.B4:'Perfcake 1'.B4 'Perfcake 1'.A5:'Perfcake 1'.A5 'Perfcake 1'.B5:'Perfcake 1'.B5 'Perfcake 1'.A6:'Perfcake 1'.A6 'Perfcake 1'.B6:'Perfcake 1'.B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84757" calcext:value-type="float">
            <text:p>384757</text:p>
          </table:table-cell>
          <table:table-cell table:formula="of:=[.B1]/300" office:value-type="float" office:value="1282.52333333333" calcext:value-type="float">
            <text:p>1282.52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84015" calcext:value-type="float">
            <text:p>384015</text:p>
          </table:table-cell>
          <table:table-cell table:formula="of:=[.B2]/300" office:value-type="float" office:value="1280.05" calcext:value-type="float">
            <text:p>1280.05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84460" calcext:value-type="float">
            <text:p>384460</text:p>
          </table:table-cell>
          <table:table-cell table:formula="of:=[.B3]/300" office:value-type="float" office:value="1281.53333333333" calcext:value-type="float">
            <text:p>1281.533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92274" calcext:value-type="float">
            <text:p>392274</text:p>
          </table:table-cell>
          <table:table-cell table:formula="of:=[.B4]/300" office:value-type="float" office:value="1307.58" calcext:value-type="float">
            <text:p>1307.58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92016" calcext:value-type="float">
            <text:p>392016</text:p>
          </table:table-cell>
          <table:table-cell table:formula="of:=[.B5]/300" office:value-type="float" office:value="1306.72" calcext:value-type="float">
            <text:p>1306.72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:.B5])" office:value-type="float" office:value="387504.4" calcext:value-type="float">
            <text:p>387504.4</text:p>
          </table:table-cell>
          <table:table-cell table:formula="of:=[.B6]/300" office:value-type="float" office:value="1291.68133333333" calcext:value-type="float">
            <text:p>1291.681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8259" calcext:value-type="float">
            <text:p>8259</text:p>
          </table:table-cell>
          <table:table-cell table:style-name="Default"/>
        </table:table-row>
      </table:table>
      <table:table table:name="Perfcake 1 distr" table:style-name="ta1">
        <table:shapes>
          <draw:frame draw:z-index="0" draw:style-name="gr1" draw:text-style-name="P1" svg:width="9in" svg:height="4in" svg:x="3.1472in" svg:y="1.7406in">
            <draw:object draw:notify-on-update-of-ranges="'Perfcake 1 distr'.A2:'Perfcake 1 distr'.A32 'Perfcake 1 distr'.Q2:'Perfcake 1 distr'.Q3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75" calcext:value-type="float">
            <text:p>12875</text:p>
          </table:table-cell>
          <table:table-cell table:formula="of:=[.B3]-[.B2]" office:value-type="float" office:value="12875" calcext:value-type="float">
            <text:p>12875</text:p>
          </table:table-cell>
          <table:table-cell/>
          <table:table-cell office:value-type="float" office:value="12932" calcext:value-type="float">
            <text:p>12932</text:p>
          </table:table-cell>
          <table:table-cell table:formula="of:=[.E3]-[.E2]" office:value-type="float" office:value="12932" calcext:value-type="float">
            <text:p>12932</text:p>
          </table:table-cell>
          <table:table-cell/>
          <table:table-cell office:value-type="float" office:value="13075" calcext:value-type="float">
            <text:p>13075</text:p>
          </table:table-cell>
          <table:table-cell table:formula="of:=[.H3]-[.H2]" office:value-type="float" office:value="13075" calcext:value-type="float">
            <text:p>13075</text:p>
          </table:table-cell>
          <table:table-cell/>
          <table:table-cell office:value-type="float" office:value="13192" calcext:value-type="float">
            <text:p>13192</text:p>
          </table:table-cell>
          <table:table-cell table:formula="of:=[.K3]-[.K2]" office:value-type="float" office:value="13192" calcext:value-type="float">
            <text:p>13192</text:p>
          </table:table-cell>
          <table:table-cell/>
          <table:table-cell office:value-type="float" office:value="13258" calcext:value-type="float">
            <text:p>13258</text:p>
          </table:table-cell>
          <table:table-cell table:formula="of:=[.N3]-[.N2]" office:value-type="float" office:value="13258" calcext:value-type="float">
            <text:p>13258</text:p>
          </table:table-cell>
          <table:table-cell/>
          <table:table-cell table:formula="of:=AVERAGE([.C3];[.F3];[.I3];[.L3];[.O3])" office:value-type="float" office:value="13066.4" calcext:value-type="float">
            <text:p>13066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688" calcext:value-type="float">
            <text:p>25688</text:p>
          </table:table-cell>
          <table:table-cell table:formula="of:=[.B4]-[.B3]" office:value-type="float" office:value="12813" calcext:value-type="float">
            <text:p>12813</text:p>
          </table:table-cell>
          <table:table-cell/>
          <table:table-cell office:value-type="float" office:value="25714" calcext:value-type="float">
            <text:p>25714</text:p>
          </table:table-cell>
          <table:table-cell table:formula="of:=[.E4]-[.E3]" office:value-type="float" office:value="12782" calcext:value-type="float">
            <text:p>12782</text:p>
          </table:table-cell>
          <table:table-cell/>
          <table:table-cell office:value-type="float" office:value="25912" calcext:value-type="float">
            <text:p>25912</text:p>
          </table:table-cell>
          <table:table-cell table:formula="of:=[.H4]-[.H3]" office:value-type="float" office:value="12837" calcext:value-type="float">
            <text:p>12837</text:p>
          </table:table-cell>
          <table:table-cell/>
          <table:table-cell office:value-type="float" office:value="26226" calcext:value-type="float">
            <text:p>26226</text:p>
          </table:table-cell>
          <table:table-cell table:formula="of:=[.K4]-[.K3]" office:value-type="float" office:value="13034" calcext:value-type="float">
            <text:p>13034</text:p>
          </table:table-cell>
          <table:table-cell/>
          <table:table-cell office:value-type="float" office:value="26371" calcext:value-type="float">
            <text:p>26371</text:p>
          </table:table-cell>
          <table:table-cell table:formula="of:=[.N4]-[.N3]" office:value-type="float" office:value="13113" calcext:value-type="float">
            <text:p>13113</text:p>
          </table:table-cell>
          <table:table-cell/>
          <table:table-cell table:formula="of:=AVERAGE([.C4];[.F4];[.I4];[.L4];[.O4])" office:value-type="float" office:value="12915.8" calcext:value-type="float">
            <text:p>12915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514" calcext:value-type="float">
            <text:p>38514</text:p>
          </table:table-cell>
          <table:table-cell table:formula="of:=[.B5]-[.B4]" office:value-type="float" office:value="12826" calcext:value-type="float">
            <text:p>12826</text:p>
          </table:table-cell>
          <table:table-cell/>
          <table:table-cell office:value-type="float" office:value="38461" calcext:value-type="float">
            <text:p>38461</text:p>
          </table:table-cell>
          <table:table-cell table:formula="of:=[.E5]-[.E4]" office:value-type="float" office:value="12747" calcext:value-type="float">
            <text:p>12747</text:p>
          </table:table-cell>
          <table:table-cell/>
          <table:table-cell office:value-type="float" office:value="38724" calcext:value-type="float">
            <text:p>38724</text:p>
          </table:table-cell>
          <table:table-cell table:formula="of:=[.H5]-[.H4]" office:value-type="float" office:value="12812" calcext:value-type="float">
            <text:p>12812</text:p>
          </table:table-cell>
          <table:table-cell/>
          <table:table-cell office:value-type="float" office:value="39263" calcext:value-type="float">
            <text:p>39263</text:p>
          </table:table-cell>
          <table:table-cell table:formula="of:=[.K5]-[.K4]" office:value-type="float" office:value="13037" calcext:value-type="float">
            <text:p>13037</text:p>
          </table:table-cell>
          <table:table-cell/>
          <table:table-cell office:value-type="float" office:value="39519" calcext:value-type="float">
            <text:p>39519</text:p>
          </table:table-cell>
          <table:table-cell table:formula="of:=[.N5]-[.N4]" office:value-type="float" office:value="13148" calcext:value-type="float">
            <text:p>13148</text:p>
          </table:table-cell>
          <table:table-cell/>
          <table:table-cell table:formula="of:=AVERAGE([.C5];[.F5];[.I5];[.L5];[.O5])" office:value-type="float" office:value="12914" calcext:value-type="float">
            <text:p>129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337" calcext:value-type="float">
            <text:p>51337</text:p>
          </table:table-cell>
          <table:table-cell table:formula="of:=[.B6]-[.B5]" office:value-type="float" office:value="12823" calcext:value-type="float">
            <text:p>12823</text:p>
          </table:table-cell>
          <table:table-cell/>
          <table:table-cell office:value-type="float" office:value="51194" calcext:value-type="float">
            <text:p>51194</text:p>
          </table:table-cell>
          <table:table-cell table:formula="of:=[.E6]-[.E5]" office:value-type="float" office:value="12733" calcext:value-type="float">
            <text:p>12733</text:p>
          </table:table-cell>
          <table:table-cell/>
          <table:table-cell office:value-type="float" office:value="51555" calcext:value-type="float">
            <text:p>51555</text:p>
          </table:table-cell>
          <table:table-cell table:formula="of:=[.H6]-[.H5]" office:value-type="float" office:value="12831" calcext:value-type="float">
            <text:p>12831</text:p>
          </table:table-cell>
          <table:table-cell/>
          <table:table-cell office:value-type="float" office:value="52281" calcext:value-type="float">
            <text:p>52281</text:p>
          </table:table-cell>
          <table:table-cell table:formula="of:=[.K6]-[.K5]" office:value-type="float" office:value="13018" calcext:value-type="float">
            <text:p>13018</text:p>
          </table:table-cell>
          <table:table-cell/>
          <table:table-cell office:value-type="float" office:value="52564" calcext:value-type="float">
            <text:p>52564</text:p>
          </table:table-cell>
          <table:table-cell table:formula="of:=[.N6]-[.N5]" office:value-type="float" office:value="13045" calcext:value-type="float">
            <text:p>13045</text:p>
          </table:table-cell>
          <table:table-cell/>
          <table:table-cell table:formula="of:=AVERAGE([.C6];[.F6];[.I6];[.L6];[.O6])" office:value-type="float" office:value="12890" calcext:value-type="float">
            <text:p>1289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104" calcext:value-type="float">
            <text:p>64104</text:p>
          </table:table-cell>
          <table:table-cell table:formula="of:=[.B7]-[.B6]" office:value-type="float" office:value="12767" calcext:value-type="float">
            <text:p>12767</text:p>
          </table:table-cell>
          <table:table-cell/>
          <table:table-cell office:value-type="float" office:value="63866" calcext:value-type="float">
            <text:p>63866</text:p>
          </table:table-cell>
          <table:table-cell table:formula="of:=[.E7]-[.E6]" office:value-type="float" office:value="12672" calcext:value-type="float">
            <text:p>12672</text:p>
          </table:table-cell>
          <table:table-cell/>
          <table:table-cell office:value-type="float" office:value="64359" calcext:value-type="float">
            <text:p>64359</text:p>
          </table:table-cell>
          <table:table-cell table:formula="of:=[.H7]-[.H6]" office:value-type="float" office:value="12804" calcext:value-type="float">
            <text:p>12804</text:p>
          </table:table-cell>
          <table:table-cell/>
          <table:table-cell office:value-type="float" office:value="65296" calcext:value-type="float">
            <text:p>65296</text:p>
          </table:table-cell>
          <table:table-cell table:formula="of:=[.K7]-[.K6]" office:value-type="float" office:value="13015" calcext:value-type="float">
            <text:p>13015</text:p>
          </table:table-cell>
          <table:table-cell/>
          <table:table-cell office:value-type="float" office:value="65585" calcext:value-type="float">
            <text:p>65585</text:p>
          </table:table-cell>
          <table:table-cell table:formula="of:=[.N7]-[.N6]" office:value-type="float" office:value="13021" calcext:value-type="float">
            <text:p>13021</text:p>
          </table:table-cell>
          <table:table-cell/>
          <table:table-cell table:formula="of:=AVERAGE([.C7];[.F7];[.I7];[.L7];[.O7])" office:value-type="float" office:value="12855.8" calcext:value-type="float">
            <text:p>12855.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862" calcext:value-type="float">
            <text:p>76862</text:p>
          </table:table-cell>
          <table:table-cell table:formula="of:=[.B8]-[.B7]" office:value-type="float" office:value="12758" calcext:value-type="float">
            <text:p>12758</text:p>
          </table:table-cell>
          <table:table-cell/>
          <table:table-cell office:value-type="float" office:value="76679" calcext:value-type="float">
            <text:p>76679</text:p>
          </table:table-cell>
          <table:table-cell table:formula="of:=[.E8]-[.E7]" office:value-type="float" office:value="12813" calcext:value-type="float">
            <text:p>12813</text:p>
          </table:table-cell>
          <table:table-cell/>
          <table:table-cell office:value-type="float" office:value="77168" calcext:value-type="float">
            <text:p>77168</text:p>
          </table:table-cell>
          <table:table-cell table:formula="of:=[.H8]-[.H7]" office:value-type="float" office:value="12809" calcext:value-type="float">
            <text:p>12809</text:p>
          </table:table-cell>
          <table:table-cell/>
          <table:table-cell office:value-type="float" office:value="78287" calcext:value-type="float">
            <text:p>78287</text:p>
          </table:table-cell>
          <table:table-cell table:formula="of:=[.K8]-[.K7]" office:value-type="float" office:value="12991" calcext:value-type="float">
            <text:p>12991</text:p>
          </table:table-cell>
          <table:table-cell/>
          <table:table-cell office:value-type="float" office:value="78589" calcext:value-type="float">
            <text:p>78589</text:p>
          </table:table-cell>
          <table:table-cell table:formula="of:=[.N8]-[.N7]" office:value-type="float" office:value="13004" calcext:value-type="float">
            <text:p>13004</text:p>
          </table:table-cell>
          <table:table-cell/>
          <table:table-cell table:formula="of:=AVERAGE([.C8];[.F8];[.I8];[.L8];[.O8])" office:value-type="float" office:value="12875" calcext:value-type="float">
            <text:p>128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9638" calcext:value-type="float">
            <text:p>89638</text:p>
          </table:table-cell>
          <table:table-cell table:formula="of:=[.B9]-[.B8]" office:value-type="float" office:value="12776" calcext:value-type="float">
            <text:p>12776</text:p>
          </table:table-cell>
          <table:table-cell/>
          <table:table-cell office:value-type="float" office:value="89440" calcext:value-type="float">
            <text:p>89440</text:p>
          </table:table-cell>
          <table:table-cell table:formula="of:=[.E9]-[.E8]" office:value-type="float" office:value="12761" calcext:value-type="float">
            <text:p>12761</text:p>
          </table:table-cell>
          <table:table-cell/>
          <table:table-cell office:value-type="float" office:value="89983" calcext:value-type="float">
            <text:p>89983</text:p>
          </table:table-cell>
          <table:table-cell table:formula="of:=[.H9]-[.H8]" office:value-type="float" office:value="12815" calcext:value-type="float">
            <text:p>12815</text:p>
          </table:table-cell>
          <table:table-cell/>
          <table:table-cell office:value-type="float" office:value="91358" calcext:value-type="float">
            <text:p>91358</text:p>
          </table:table-cell>
          <table:table-cell table:formula="of:=[.K9]-[.K8]" office:value-type="float" office:value="13071" calcext:value-type="float">
            <text:p>13071</text:p>
          </table:table-cell>
          <table:table-cell/>
          <table:table-cell office:value-type="float" office:value="91661" calcext:value-type="float">
            <text:p>91661</text:p>
          </table:table-cell>
          <table:table-cell table:formula="of:=[.N9]-[.N8]" office:value-type="float" office:value="13072" calcext:value-type="float">
            <text:p>13072</text:p>
          </table:table-cell>
          <table:table-cell/>
          <table:table-cell table:formula="of:=AVERAGE([.C9];[.F9];[.I9];[.L9];[.O9])" office:value-type="float" office:value="12899" calcext:value-type="float">
            <text:p>128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463" calcext:value-type="float">
            <text:p>102463</text:p>
          </table:table-cell>
          <table:table-cell table:formula="of:=[.B10]-[.B9]" office:value-type="float" office:value="12825" calcext:value-type="float">
            <text:p>12825</text:p>
          </table:table-cell>
          <table:table-cell/>
          <table:table-cell office:value-type="float" office:value="102244" calcext:value-type="float">
            <text:p>102244</text:p>
          </table:table-cell>
          <table:table-cell table:formula="of:=[.E10]-[.E9]" office:value-type="float" office:value="12804" calcext:value-type="float">
            <text:p>12804</text:p>
          </table:table-cell>
          <table:table-cell/>
          <table:table-cell office:value-type="float" office:value="102783" calcext:value-type="float">
            <text:p>102783</text:p>
          </table:table-cell>
          <table:table-cell table:formula="of:=[.H10]-[.H9]" office:value-type="float" office:value="12800" calcext:value-type="float">
            <text:p>12800</text:p>
          </table:table-cell>
          <table:table-cell/>
          <table:table-cell office:value-type="float" office:value="104519" calcext:value-type="float">
            <text:p>104519</text:p>
          </table:table-cell>
          <table:table-cell table:formula="of:=[.K10]-[.K9]" office:value-type="float" office:value="13161" calcext:value-type="float">
            <text:p>13161</text:p>
          </table:table-cell>
          <table:table-cell/>
          <table:table-cell office:value-type="float" office:value="104727" calcext:value-type="float">
            <text:p>104727</text:p>
          </table:table-cell>
          <table:table-cell table:formula="of:=[.N10]-[.N9]" office:value-type="float" office:value="13066" calcext:value-type="float">
            <text:p>13066</text:p>
          </table:table-cell>
          <table:table-cell/>
          <table:table-cell table:formula="of:=AVERAGE([.C10];[.F10];[.I10];[.L10];[.O10])" office:value-type="float" office:value="12931.2" calcext:value-type="float">
            <text:p>12931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5280" calcext:value-type="float">
            <text:p>115280</text:p>
          </table:table-cell>
          <table:table-cell table:formula="of:=[.B11]-[.B10]" office:value-type="float" office:value="12817" calcext:value-type="float">
            <text:p>12817</text:p>
          </table:table-cell>
          <table:table-cell/>
          <table:table-cell office:value-type="float" office:value="114966" calcext:value-type="float">
            <text:p>114966</text:p>
          </table:table-cell>
          <table:table-cell table:formula="of:=[.E11]-[.E10]" office:value-type="float" office:value="12722" calcext:value-type="float">
            <text:p>12722</text:p>
          </table:table-cell>
          <table:table-cell/>
          <table:table-cell office:value-type="float" office:value="115673" calcext:value-type="float">
            <text:p>115673</text:p>
          </table:table-cell>
          <table:table-cell table:formula="of:=[.H11]-[.H10]" office:value-type="float" office:value="12890" calcext:value-type="float">
            <text:p>12890</text:p>
          </table:table-cell>
          <table:table-cell/>
          <table:table-cell office:value-type="float" office:value="117607" calcext:value-type="float">
            <text:p>117607</text:p>
          </table:table-cell>
          <table:table-cell table:formula="of:=[.K11]-[.K10]" office:value-type="float" office:value="13088" calcext:value-type="float">
            <text:p>13088</text:p>
          </table:table-cell>
          <table:table-cell/>
          <table:table-cell office:value-type="float" office:value="117796" calcext:value-type="float">
            <text:p>117796</text:p>
          </table:table-cell>
          <table:table-cell table:formula="of:=[.N11]-[.N10]" office:value-type="float" office:value="13069" calcext:value-type="float">
            <text:p>13069</text:p>
          </table:table-cell>
          <table:table-cell/>
          <table:table-cell table:formula="of:=AVERAGE([.C11];[.F11];[.I11];[.L11];[.O11])" office:value-type="float" office:value="12917.2" calcext:value-type="float">
            <text:p>12917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8164" calcext:value-type="float">
            <text:p>128164</text:p>
          </table:table-cell>
          <table:table-cell table:formula="of:=[.B12]-[.B11]" office:value-type="float" office:value="12884" calcext:value-type="float">
            <text:p>12884</text:p>
          </table:table-cell>
          <table:table-cell/>
          <table:table-cell office:value-type="float" office:value="127709" calcext:value-type="float">
            <text:p>127709</text:p>
          </table:table-cell>
          <table:table-cell table:formula="of:=[.E12]-[.E11]" office:value-type="float" office:value="12743" calcext:value-type="float">
            <text:p>12743</text:p>
          </table:table-cell>
          <table:table-cell/>
          <table:table-cell office:value-type="float" office:value="128497" calcext:value-type="float">
            <text:p>128497</text:p>
          </table:table-cell>
          <table:table-cell table:formula="of:=[.H12]-[.H11]" office:value-type="float" office:value="12824" calcext:value-type="float">
            <text:p>12824</text:p>
          </table:table-cell>
          <table:table-cell/>
          <table:table-cell office:value-type="float" office:value="130739" calcext:value-type="float">
            <text:p>130739</text:p>
          </table:table-cell>
          <table:table-cell table:formula="of:=[.K12]-[.K11]" office:value-type="float" office:value="13132" calcext:value-type="float">
            <text:p>13132</text:p>
          </table:table-cell>
          <table:table-cell/>
          <table:table-cell office:value-type="float" office:value="130809" calcext:value-type="float">
            <text:p>130809</text:p>
          </table:table-cell>
          <table:table-cell table:formula="of:=[.N12]-[.N11]" office:value-type="float" office:value="13013" calcext:value-type="float">
            <text:p>13013</text:p>
          </table:table-cell>
          <table:table-cell/>
          <table:table-cell table:formula="of:=AVERAGE([.C12];[.F12];[.I12];[.L12];[.O12])" office:value-type="float" office:value="12919.2" calcext:value-type="float">
            <text:p>12919.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1066" calcext:value-type="float">
            <text:p>141066</text:p>
          </table:table-cell>
          <table:table-cell table:formula="of:=[.B13]-[.B12]" office:value-type="float" office:value="12902" calcext:value-type="float">
            <text:p>12902</text:p>
          </table:table-cell>
          <table:table-cell/>
          <table:table-cell office:value-type="float" office:value="140514" calcext:value-type="float">
            <text:p>140514</text:p>
          </table:table-cell>
          <table:table-cell table:formula="of:=[.E13]-[.E12]" office:value-type="float" office:value="12805" calcext:value-type="float">
            <text:p>12805</text:p>
          </table:table-cell>
          <table:table-cell/>
          <table:table-cell office:value-type="float" office:value="141272" calcext:value-type="float">
            <text:p>141272</text:p>
          </table:table-cell>
          <table:table-cell table:formula="of:=[.H13]-[.H12]" office:value-type="float" office:value="12775" calcext:value-type="float">
            <text:p>12775</text:p>
          </table:table-cell>
          <table:table-cell/>
          <table:table-cell office:value-type="float" office:value="143742" calcext:value-type="float">
            <text:p>143742</text:p>
          </table:table-cell>
          <table:table-cell table:formula="of:=[.K13]-[.K12]" office:value-type="float" office:value="13003" calcext:value-type="float">
            <text:p>13003</text:p>
          </table:table-cell>
          <table:table-cell/>
          <table:table-cell office:value-type="float" office:value="143836" calcext:value-type="float">
            <text:p>143836</text:p>
          </table:table-cell>
          <table:table-cell table:formula="of:=[.N13]-[.N12]" office:value-type="float" office:value="13027" calcext:value-type="float">
            <text:p>13027</text:p>
          </table:table-cell>
          <table:table-cell/>
          <table:table-cell table:formula="of:=AVERAGE([.C13];[.F13];[.I13];[.L13];[.O13])" office:value-type="float" office:value="12902.4" calcext:value-type="float">
            <text:p>12902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3898" calcext:value-type="float">
            <text:p>153898</text:p>
          </table:table-cell>
          <table:table-cell table:formula="of:=[.B14]-[.B13]" office:value-type="float" office:value="12832" calcext:value-type="float">
            <text:p>12832</text:p>
          </table:table-cell>
          <table:table-cell/>
          <table:table-cell office:value-type="float" office:value="153278" calcext:value-type="float">
            <text:p>153278</text:p>
          </table:table-cell>
          <table:table-cell table:formula="of:=[.E14]-[.E13]" office:value-type="float" office:value="12764" calcext:value-type="float">
            <text:p>12764</text:p>
          </table:table-cell>
          <table:table-cell/>
          <table:table-cell office:value-type="float" office:value="154111" calcext:value-type="float">
            <text:p>154111</text:p>
          </table:table-cell>
          <table:table-cell table:formula="of:=[.H14]-[.H13]" office:value-type="float" office:value="12839" calcext:value-type="float">
            <text:p>12839</text:p>
          </table:table-cell>
          <table:table-cell/>
          <table:table-cell office:value-type="float" office:value="156808" calcext:value-type="float">
            <text:p>156808</text:p>
          </table:table-cell>
          <table:table-cell table:formula="of:=[.K14]-[.K13]" office:value-type="float" office:value="13066" calcext:value-type="float">
            <text:p>13066</text:p>
          </table:table-cell>
          <table:table-cell/>
          <table:table-cell office:value-type="float" office:value="156905" calcext:value-type="float">
            <text:p>156905</text:p>
          </table:table-cell>
          <table:table-cell table:formula="of:=[.N14]-[.N13]" office:value-type="float" office:value="13069" calcext:value-type="float">
            <text:p>13069</text:p>
          </table:table-cell>
          <table:table-cell/>
          <table:table-cell table:formula="of:=AVERAGE([.C14];[.F14];[.I14];[.L14];[.O14])" office:value-type="float" office:value="12914" calcext:value-type="float">
            <text:p>1291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6728" calcext:value-type="float">
            <text:p>166728</text:p>
          </table:table-cell>
          <table:table-cell table:formula="of:=[.B15]-[.B14]" office:value-type="float" office:value="12830" calcext:value-type="float">
            <text:p>12830</text:p>
          </table:table-cell>
          <table:table-cell/>
          <table:table-cell office:value-type="float" office:value="166038" calcext:value-type="float">
            <text:p>166038</text:p>
          </table:table-cell>
          <table:table-cell table:formula="of:=[.E15]-[.E14]" office:value-type="float" office:value="12760" calcext:value-type="float">
            <text:p>12760</text:p>
          </table:table-cell>
          <table:table-cell/>
          <table:table-cell office:value-type="float" office:value="167010" calcext:value-type="float">
            <text:p>167010</text:p>
          </table:table-cell>
          <table:table-cell table:formula="of:=[.H15]-[.H14]" office:value-type="float" office:value="12899" calcext:value-type="float">
            <text:p>12899</text:p>
          </table:table-cell>
          <table:table-cell/>
          <table:table-cell office:value-type="float" office:value="169879" calcext:value-type="float">
            <text:p>169879</text:p>
          </table:table-cell>
          <table:table-cell table:formula="of:=[.K15]-[.K14]" office:value-type="float" office:value="13071" calcext:value-type="float">
            <text:p>13071</text:p>
          </table:table-cell>
          <table:table-cell/>
          <table:table-cell office:value-type="float" office:value="169963" calcext:value-type="float">
            <text:p>169963</text:p>
          </table:table-cell>
          <table:table-cell table:formula="of:=[.N15]-[.N14]" office:value-type="float" office:value="13058" calcext:value-type="float">
            <text:p>13058</text:p>
          </table:table-cell>
          <table:table-cell/>
          <table:table-cell table:formula="of:=AVERAGE([.C15];[.F15];[.I15];[.L15];[.O15])" office:value-type="float" office:value="12923.6" calcext:value-type="float">
            <text:p>12923.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9535" calcext:value-type="float">
            <text:p>179535</text:p>
          </table:table-cell>
          <table:table-cell table:formula="of:=[.B16]-[.B15]" office:value-type="float" office:value="12807" calcext:value-type="float">
            <text:p>12807</text:p>
          </table:table-cell>
          <table:table-cell/>
          <table:table-cell office:value-type="float" office:value="178808" calcext:value-type="float">
            <text:p>178808</text:p>
          </table:table-cell>
          <table:table-cell table:formula="of:=[.E16]-[.E15]" office:value-type="float" office:value="12770" calcext:value-type="float">
            <text:p>12770</text:p>
          </table:table-cell>
          <table:table-cell/>
          <table:table-cell office:value-type="float" office:value="179927" calcext:value-type="float">
            <text:p>179927</text:p>
          </table:table-cell>
          <table:table-cell table:formula="of:=[.H16]-[.H15]" office:value-type="float" office:value="12917" calcext:value-type="float">
            <text:p>12917</text:p>
          </table:table-cell>
          <table:table-cell/>
          <table:table-cell office:value-type="float" office:value="182856" calcext:value-type="float">
            <text:p>182856</text:p>
          </table:table-cell>
          <table:table-cell table:formula="of:=[.K16]-[.K15]" office:value-type="float" office:value="12977" calcext:value-type="float">
            <text:p>12977</text:p>
          </table:table-cell>
          <table:table-cell/>
          <table:table-cell office:value-type="float" office:value="183120" calcext:value-type="float">
            <text:p>183120</text:p>
          </table:table-cell>
          <table:table-cell table:formula="of:=[.N16]-[.N15]" office:value-type="float" office:value="13157" calcext:value-type="float">
            <text:p>13157</text:p>
          </table:table-cell>
          <table:table-cell/>
          <table:table-cell table:formula="of:=AVERAGE([.C16];[.F16];[.I16];[.L16];[.O16])" office:value-type="float" office:value="12925.6" calcext:value-type="float">
            <text:p>12925.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2314" calcext:value-type="float">
            <text:p>192314</text:p>
          </table:table-cell>
          <table:table-cell table:formula="of:=[.B17]-[.B16]" office:value-type="float" office:value="12779" calcext:value-type="float">
            <text:p>12779</text:p>
          </table:table-cell>
          <table:table-cell/>
          <table:table-cell office:value-type="float" office:value="191508" calcext:value-type="float">
            <text:p>191508</text:p>
          </table:table-cell>
          <table:table-cell table:formula="of:=[.E17]-[.E16]" office:value-type="float" office:value="12700" calcext:value-type="float">
            <text:p>12700</text:p>
          </table:table-cell>
          <table:table-cell/>
          <table:table-cell office:value-type="float" office:value="192827" calcext:value-type="float">
            <text:p>192827</text:p>
          </table:table-cell>
          <table:table-cell table:formula="of:=[.H17]-[.H16]" office:value-type="float" office:value="12900" calcext:value-type="float">
            <text:p>12900</text:p>
          </table:table-cell>
          <table:table-cell/>
          <table:table-cell office:value-type="float" office:value="195887" calcext:value-type="float">
            <text:p>195887</text:p>
          </table:table-cell>
          <table:table-cell table:formula="of:=[.K17]-[.K16]" office:value-type="float" office:value="13031" calcext:value-type="float">
            <text:p>13031</text:p>
          </table:table-cell>
          <table:table-cell/>
          <table:table-cell office:value-type="float" office:value="196614" calcext:value-type="float">
            <text:p>196614</text:p>
          </table:table-cell>
          <table:table-cell table:formula="of:=[.N17]-[.N16]" office:value-type="float" office:value="13494" calcext:value-type="float">
            <text:p>13494</text:p>
          </table:table-cell>
          <table:table-cell/>
          <table:table-cell table:formula="of:=AVERAGE([.C17];[.F17];[.I17];[.L17];[.O17])" office:value-type="float" office:value="12980.8" calcext:value-type="float">
            <text:p>12980.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5098" calcext:value-type="float">
            <text:p>205098</text:p>
          </table:table-cell>
          <table:table-cell table:formula="of:=[.B18]-[.B17]" office:value-type="float" office:value="12784" calcext:value-type="float">
            <text:p>12784</text:p>
          </table:table-cell>
          <table:table-cell/>
          <table:table-cell office:value-type="float" office:value="204283" calcext:value-type="float">
            <text:p>204283</text:p>
          </table:table-cell>
          <table:table-cell table:formula="of:=[.E18]-[.E17]" office:value-type="float" office:value="12775" calcext:value-type="float">
            <text:p>12775</text:p>
          </table:table-cell>
          <table:table-cell/>
          <table:table-cell office:value-type="float" office:value="205740" calcext:value-type="float">
            <text:p>205740</text:p>
          </table:table-cell>
          <table:table-cell table:formula="of:=[.H18]-[.H17]" office:value-type="float" office:value="12913" calcext:value-type="float">
            <text:p>12913</text:p>
          </table:table-cell>
          <table:table-cell/>
          <table:table-cell office:value-type="float" office:value="208950" calcext:value-type="float">
            <text:p>208950</text:p>
          </table:table-cell>
          <table:table-cell table:formula="of:=[.K18]-[.K17]" office:value-type="float" office:value="13063" calcext:value-type="float">
            <text:p>13063</text:p>
          </table:table-cell>
          <table:table-cell/>
          <table:table-cell office:value-type="float" office:value="209657" calcext:value-type="float">
            <text:p>209657</text:p>
          </table:table-cell>
          <table:table-cell table:formula="of:=[.N18]-[.N17]" office:value-type="float" office:value="13043" calcext:value-type="float">
            <text:p>13043</text:p>
          </table:table-cell>
          <table:table-cell/>
          <table:table-cell table:formula="of:=AVERAGE([.C18];[.F18];[.I18];[.L18];[.O18])" office:value-type="float" office:value="12915.6" calcext:value-type="float">
            <text:p>12915.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18027" calcext:value-type="float">
            <text:p>218027</text:p>
          </table:table-cell>
          <table:table-cell table:formula="of:=[.B19]-[.B18]" office:value-type="float" office:value="12929" calcext:value-type="float">
            <text:p>12929</text:p>
          </table:table-cell>
          <table:table-cell/>
          <table:table-cell office:value-type="float" office:value="217053" calcext:value-type="float">
            <text:p>217053</text:p>
          </table:table-cell>
          <table:table-cell table:formula="of:=[.E19]-[.E18]" office:value-type="float" office:value="12770" calcext:value-type="float">
            <text:p>12770</text:p>
          </table:table-cell>
          <table:table-cell/>
          <table:table-cell office:value-type="float" office:value="218631" calcext:value-type="float">
            <text:p>218631</text:p>
          </table:table-cell>
          <table:table-cell table:formula="of:=[.H19]-[.H18]" office:value-type="float" office:value="12891" calcext:value-type="float">
            <text:p>12891</text:p>
          </table:table-cell>
          <table:table-cell/>
          <table:table-cell office:value-type="float" office:value="222107" calcext:value-type="float">
            <text:p>222107</text:p>
          </table:table-cell>
          <table:table-cell table:formula="of:=[.K19]-[.K18]" office:value-type="float" office:value="13157" calcext:value-type="float">
            <text:p>13157</text:p>
          </table:table-cell>
          <table:table-cell/>
          <table:table-cell office:value-type="float" office:value="222730" calcext:value-type="float">
            <text:p>222730</text:p>
          </table:table-cell>
          <table:table-cell table:formula="of:=[.N19]-[.N18]" office:value-type="float" office:value="13073" calcext:value-type="float">
            <text:p>13073</text:p>
          </table:table-cell>
          <table:table-cell/>
          <table:table-cell table:formula="of:=AVERAGE([.C19];[.F19];[.I19];[.L19];[.O19])" office:value-type="float" office:value="12964" calcext:value-type="float">
            <text:p>1296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31002" calcext:value-type="float">
            <text:p>231002</text:p>
          </table:table-cell>
          <table:table-cell table:formula="of:=[.B20]-[.B19]" office:value-type="float" office:value="12975" calcext:value-type="float">
            <text:p>12975</text:p>
          </table:table-cell>
          <table:table-cell/>
          <table:table-cell office:value-type="float" office:value="229922" calcext:value-type="float">
            <text:p>229922</text:p>
          </table:table-cell>
          <table:table-cell table:formula="of:=[.E20]-[.E19]" office:value-type="float" office:value="12869" calcext:value-type="float">
            <text:p>12869</text:p>
          </table:table-cell>
          <table:table-cell/>
          <table:table-cell office:value-type="float" office:value="231497" calcext:value-type="float">
            <text:p>231497</text:p>
          </table:table-cell>
          <table:table-cell table:formula="of:=[.H20]-[.H19]" office:value-type="float" office:value="12866" calcext:value-type="float">
            <text:p>12866</text:p>
          </table:table-cell>
          <table:table-cell/>
          <table:table-cell office:value-type="float" office:value="235167" calcext:value-type="float">
            <text:p>235167</text:p>
          </table:table-cell>
          <table:table-cell table:formula="of:=[.K20]-[.K19]" office:value-type="float" office:value="13060" calcext:value-type="float">
            <text:p>13060</text:p>
          </table:table-cell>
          <table:table-cell/>
          <table:table-cell office:value-type="float" office:value="235829" calcext:value-type="float">
            <text:p>235829</text:p>
          </table:table-cell>
          <table:table-cell table:formula="of:=[.N20]-[.N19]" office:value-type="float" office:value="13099" calcext:value-type="float">
            <text:p>13099</text:p>
          </table:table-cell>
          <table:table-cell/>
          <table:table-cell table:formula="of:=AVERAGE([.C20];[.F20];[.I20];[.L20];[.O20])" office:value-type="float" office:value="12973.8" calcext:value-type="float">
            <text:p>12973.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43887" calcext:value-type="float">
            <text:p>243887</text:p>
          </table:table-cell>
          <table:table-cell table:formula="of:=[.B21]-[.B20]" office:value-type="float" office:value="12885" calcext:value-type="float">
            <text:p>12885</text:p>
          </table:table-cell>
          <table:table-cell/>
          <table:table-cell office:value-type="float" office:value="242776" calcext:value-type="float">
            <text:p>242776</text:p>
          </table:table-cell>
          <table:table-cell table:formula="of:=[.E21]-[.E20]" office:value-type="float" office:value="12854" calcext:value-type="float">
            <text:p>12854</text:p>
          </table:table-cell>
          <table:table-cell/>
          <table:table-cell office:value-type="float" office:value="244325" calcext:value-type="float">
            <text:p>244325</text:p>
          </table:table-cell>
          <table:table-cell table:formula="of:=[.H21]-[.H20]" office:value-type="float" office:value="12828" calcext:value-type="float">
            <text:p>12828</text:p>
          </table:table-cell>
          <table:table-cell/>
          <table:table-cell office:value-type="float" office:value="248192" calcext:value-type="float">
            <text:p>248192</text:p>
          </table:table-cell>
          <table:table-cell table:formula="of:=[.K21]-[.K20]" office:value-type="float" office:value="13025" calcext:value-type="float">
            <text:p>13025</text:p>
          </table:table-cell>
          <table:table-cell/>
          <table:table-cell office:value-type="float" office:value="248879" calcext:value-type="float">
            <text:p>248879</text:p>
          </table:table-cell>
          <table:table-cell table:formula="of:=[.N21]-[.N20]" office:value-type="float" office:value="13050" calcext:value-type="float">
            <text:p>13050</text:p>
          </table:table-cell>
          <table:table-cell/>
          <table:table-cell table:formula="of:=AVERAGE([.C21];[.F21];[.I21];[.L21];[.O21])" office:value-type="float" office:value="12928.4" calcext:value-type="float">
            <text:p>12928.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6703" calcext:value-type="float">
            <text:p>256703</text:p>
          </table:table-cell>
          <table:table-cell table:formula="of:=[.B22]-[.B21]" office:value-type="float" office:value="12816" calcext:value-type="float">
            <text:p>12816</text:p>
          </table:table-cell>
          <table:table-cell/>
          <table:table-cell office:value-type="float" office:value="255621" calcext:value-type="float">
            <text:p>255621</text:p>
          </table:table-cell>
          <table:table-cell table:formula="of:=[.E22]-[.E21]" office:value-type="float" office:value="12845" calcext:value-type="float">
            <text:p>12845</text:p>
          </table:table-cell>
          <table:table-cell/>
          <table:table-cell office:value-type="float" office:value="257209" calcext:value-type="float">
            <text:p>257209</text:p>
          </table:table-cell>
          <table:table-cell table:formula="of:=[.H22]-[.H21]" office:value-type="float" office:value="12884" calcext:value-type="float">
            <text:p>12884</text:p>
          </table:table-cell>
          <table:table-cell/>
          <table:table-cell office:value-type="float" office:value="261278" calcext:value-type="float">
            <text:p>261278</text:p>
          </table:table-cell>
          <table:table-cell table:formula="of:=[.K22]-[.K21]" office:value-type="float" office:value="13086" calcext:value-type="float">
            <text:p>13086</text:p>
          </table:table-cell>
          <table:table-cell/>
          <table:table-cell office:value-type="float" office:value="261994" calcext:value-type="float">
            <text:p>261994</text:p>
          </table:table-cell>
          <table:table-cell table:formula="of:=[.N22]-[.N21]" office:value-type="float" office:value="13115" calcext:value-type="float">
            <text:p>13115</text:p>
          </table:table-cell>
          <table:table-cell/>
          <table:table-cell table:formula="of:=AVERAGE([.C22];[.F22];[.I22];[.L22];[.O22])" office:value-type="float" office:value="12949.2" calcext:value-type="float">
            <text:p>12949.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69586" calcext:value-type="float">
            <text:p>269586</text:p>
          </table:table-cell>
          <table:table-cell table:formula="of:=[.B23]-[.B22]" office:value-type="float" office:value="12883" calcext:value-type="float">
            <text:p>12883</text:p>
          </table:table-cell>
          <table:table-cell/>
          <table:table-cell office:value-type="float" office:value="268358" calcext:value-type="float">
            <text:p>268358</text:p>
          </table:table-cell>
          <table:table-cell table:formula="of:=[.E23]-[.E22]" office:value-type="float" office:value="12737" calcext:value-type="float">
            <text:p>12737</text:p>
          </table:table-cell>
          <table:table-cell/>
          <table:table-cell office:value-type="float" office:value="270087" calcext:value-type="float">
            <text:p>270087</text:p>
          </table:table-cell>
          <table:table-cell table:formula="of:=[.H23]-[.H22]" office:value-type="float" office:value="12878" calcext:value-type="float">
            <text:p>12878</text:p>
          </table:table-cell>
          <table:table-cell/>
          <table:table-cell office:value-type="float" office:value="274352" calcext:value-type="float">
            <text:p>274352</text:p>
          </table:table-cell>
          <table:table-cell table:formula="of:=[.K23]-[.K22]" office:value-type="float" office:value="13074" calcext:value-type="float">
            <text:p>13074</text:p>
          </table:table-cell>
          <table:table-cell/>
          <table:table-cell office:value-type="float" office:value="275098" calcext:value-type="float">
            <text:p>275098</text:p>
          </table:table-cell>
          <table:table-cell table:formula="of:=[.N23]-[.N22]" office:value-type="float" office:value="13104" calcext:value-type="float">
            <text:p>13104</text:p>
          </table:table-cell>
          <table:table-cell/>
          <table:table-cell table:formula="of:=AVERAGE([.C23];[.F23];[.I23];[.L23];[.O23])" office:value-type="float" office:value="12935.2" calcext:value-type="float">
            <text:p>12935.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82395" calcext:value-type="float">
            <text:p>282395</text:p>
          </table:table-cell>
          <table:table-cell table:formula="of:=[.B24]-[.B23]" office:value-type="float" office:value="12809" calcext:value-type="float">
            <text:p>12809</text:p>
          </table:table-cell>
          <table:table-cell/>
          <table:table-cell office:value-type="float" office:value="281079" calcext:value-type="float">
            <text:p>281079</text:p>
          </table:table-cell>
          <table:table-cell table:formula="of:=[.E24]-[.E23]" office:value-type="float" office:value="12721" calcext:value-type="float">
            <text:p>12721</text:p>
          </table:table-cell>
          <table:table-cell/>
          <table:table-cell office:value-type="float" office:value="282997" calcext:value-type="float">
            <text:p>282997</text:p>
          </table:table-cell>
          <table:table-cell table:formula="of:=[.H24]-[.H23]" office:value-type="float" office:value="12910" calcext:value-type="float">
            <text:p>12910</text:p>
          </table:table-cell>
          <table:table-cell/>
          <table:table-cell office:value-type="float" office:value="287499" calcext:value-type="float">
            <text:p>287499</text:p>
          </table:table-cell>
          <table:table-cell table:formula="of:=[.K24]-[.K23]" office:value-type="float" office:value="13147" calcext:value-type="float">
            <text:p>13147</text:p>
          </table:table-cell>
          <table:table-cell/>
          <table:table-cell office:value-type="float" office:value="288139" calcext:value-type="float">
            <text:p>288139</text:p>
          </table:table-cell>
          <table:table-cell table:formula="of:=[.N24]-[.N23]" office:value-type="float" office:value="13041" calcext:value-type="float">
            <text:p>13041</text:p>
          </table:table-cell>
          <table:table-cell/>
          <table:table-cell table:formula="of:=AVERAGE([.C24];[.F24];[.I24];[.L24];[.O24])" office:value-type="float" office:value="12925.6" calcext:value-type="float">
            <text:p>12925.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95204" calcext:value-type="float">
            <text:p>295204</text:p>
          </table:table-cell>
          <table:table-cell table:formula="of:=[.B25]-[.B24]" office:value-type="float" office:value="12809" calcext:value-type="float">
            <text:p>12809</text:p>
          </table:table-cell>
          <table:table-cell/>
          <table:table-cell office:value-type="float" office:value="293837" calcext:value-type="float">
            <text:p>293837</text:p>
          </table:table-cell>
          <table:table-cell table:formula="of:=[.E25]-[.E24]" office:value-type="float" office:value="12758" calcext:value-type="float">
            <text:p>12758</text:p>
          </table:table-cell>
          <table:table-cell/>
          <table:table-cell office:value-type="float" office:value="295866" calcext:value-type="float">
            <text:p>295866</text:p>
          </table:table-cell>
          <table:table-cell table:formula="of:=[.H25]-[.H24]" office:value-type="float" office:value="12869" calcext:value-type="float">
            <text:p>12869</text:p>
          </table:table-cell>
          <table:table-cell/>
          <table:table-cell office:value-type="float" office:value="300625" calcext:value-type="float">
            <text:p>300625</text:p>
          </table:table-cell>
          <table:table-cell table:formula="of:=[.K25]-[.K24]" office:value-type="float" office:value="13126" calcext:value-type="float">
            <text:p>13126</text:p>
          </table:table-cell>
          <table:table-cell/>
          <table:table-cell office:value-type="float" office:value="301167" calcext:value-type="float">
            <text:p>301167</text:p>
          </table:table-cell>
          <table:table-cell table:formula="of:=[.N25]-[.N24]" office:value-type="float" office:value="13028" calcext:value-type="float">
            <text:p>13028</text:p>
          </table:table-cell>
          <table:table-cell/>
          <table:table-cell table:formula="of:=AVERAGE([.C25];[.F25];[.I25];[.L25];[.O25])" office:value-type="float" office:value="12918" calcext:value-type="float">
            <text:p>1291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07979" calcext:value-type="float">
            <text:p>307979</text:p>
          </table:table-cell>
          <table:table-cell table:formula="of:=[.B26]-[.B25]" office:value-type="float" office:value="12775" calcext:value-type="float">
            <text:p>12775</text:p>
          </table:table-cell>
          <table:table-cell/>
          <table:table-cell office:value-type="float" office:value="306614" calcext:value-type="float">
            <text:p>306614</text:p>
          </table:table-cell>
          <table:table-cell table:formula="of:=[.E26]-[.E25]" office:value-type="float" office:value="12777" calcext:value-type="float">
            <text:p>12777</text:p>
          </table:table-cell>
          <table:table-cell/>
          <table:table-cell office:value-type="float" office:value="308749" calcext:value-type="float">
            <text:p>308749</text:p>
          </table:table-cell>
          <table:table-cell table:formula="of:=[.H26]-[.H25]" office:value-type="float" office:value="12883" calcext:value-type="float">
            <text:p>12883</text:p>
          </table:table-cell>
          <table:table-cell/>
          <table:table-cell office:value-type="float" office:value="313832" calcext:value-type="float">
            <text:p>313832</text:p>
          </table:table-cell>
          <table:table-cell table:formula="of:=[.K26]-[.K25]" office:value-type="float" office:value="13207" calcext:value-type="float">
            <text:p>13207</text:p>
          </table:table-cell>
          <table:table-cell/>
          <table:table-cell office:value-type="float" office:value="314194" calcext:value-type="float">
            <text:p>314194</text:p>
          </table:table-cell>
          <table:table-cell table:formula="of:=[.N26]-[.N25]" office:value-type="float" office:value="13027" calcext:value-type="float">
            <text:p>13027</text:p>
          </table:table-cell>
          <table:table-cell/>
          <table:table-cell table:formula="of:=AVERAGE([.C26];[.F26];[.I26];[.L26];[.O26])" office:value-type="float" office:value="12933.8" calcext:value-type="float">
            <text:p>12933.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20765" calcext:value-type="float">
            <text:p>320765</text:p>
          </table:table-cell>
          <table:table-cell table:formula="of:=[.B27]-[.B26]" office:value-type="float" office:value="12786" calcext:value-type="float">
            <text:p>12786</text:p>
          </table:table-cell>
          <table:table-cell/>
          <table:table-cell office:value-type="float" office:value="319577" calcext:value-type="float">
            <text:p>319577</text:p>
          </table:table-cell>
          <table:table-cell table:formula="of:=[.E27]-[.E26]" office:value-type="float" office:value="12963" calcext:value-type="float">
            <text:p>12963</text:p>
          </table:table-cell>
          <table:table-cell/>
          <table:table-cell office:value-type="float" office:value="321576" calcext:value-type="float">
            <text:p>321576</text:p>
          </table:table-cell>
          <table:table-cell table:formula="of:=[.H27]-[.H26]" office:value-type="float" office:value="12827" calcext:value-type="float">
            <text:p>12827</text:p>
          </table:table-cell>
          <table:table-cell/>
          <table:table-cell office:value-type="float" office:value="327023" calcext:value-type="float">
            <text:p>327023</text:p>
          </table:table-cell>
          <table:table-cell table:formula="of:=[.K27]-[.K26]" office:value-type="float" office:value="13191" calcext:value-type="float">
            <text:p>13191</text:p>
          </table:table-cell>
          <table:table-cell/>
          <table:table-cell office:value-type="float" office:value="327196" calcext:value-type="float">
            <text:p>327196</text:p>
          </table:table-cell>
          <table:table-cell table:formula="of:=[.N27]-[.N26]" office:value-type="float" office:value="13002" calcext:value-type="float">
            <text:p>13002</text:p>
          </table:table-cell>
          <table:table-cell/>
          <table:table-cell table:formula="of:=AVERAGE([.C27];[.F27];[.I27];[.L27];[.O27])" office:value-type="float" office:value="12953.8" calcext:value-type="float">
            <text:p>12953.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33549" calcext:value-type="float">
            <text:p>333549</text:p>
          </table:table-cell>
          <table:table-cell table:formula="of:=[.B28]-[.B27]" office:value-type="float" office:value="12784" calcext:value-type="float">
            <text:p>12784</text:p>
          </table:table-cell>
          <table:table-cell/>
          <table:table-cell office:value-type="float" office:value="332686" calcext:value-type="float">
            <text:p>332686</text:p>
          </table:table-cell>
          <table:table-cell table:formula="of:=[.E28]-[.E27]" office:value-type="float" office:value="13109" calcext:value-type="float">
            <text:p>13109</text:p>
          </table:table-cell>
          <table:table-cell/>
          <table:table-cell office:value-type="float" office:value="334374" calcext:value-type="float">
            <text:p>334374</text:p>
          </table:table-cell>
          <table:table-cell table:formula="of:=[.H28]-[.H27]" office:value-type="float" office:value="12798" calcext:value-type="float">
            <text:p>12798</text:p>
          </table:table-cell>
          <table:table-cell/>
          <table:table-cell office:value-type="float" office:value="340167" calcext:value-type="float">
            <text:p>340167</text:p>
          </table:table-cell>
          <table:table-cell table:formula="of:=[.K28]-[.K27]" office:value-type="float" office:value="13144" calcext:value-type="float">
            <text:p>13144</text:p>
          </table:table-cell>
          <table:table-cell/>
          <table:table-cell office:value-type="float" office:value="340291" calcext:value-type="float">
            <text:p>340291</text:p>
          </table:table-cell>
          <table:table-cell table:formula="of:=[.N28]-[.N27]" office:value-type="float" office:value="13095" calcext:value-type="float">
            <text:p>13095</text:p>
          </table:table-cell>
          <table:table-cell/>
          <table:table-cell table:formula="of:=AVERAGE([.C28];[.F28];[.I28];[.L28];[.O28])" office:value-type="float" office:value="12986" calcext:value-type="float">
            <text:p>1298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46396" calcext:value-type="float">
            <text:p>346396</text:p>
          </table:table-cell>
          <table:table-cell table:formula="of:=[.B29]-[.B28]" office:value-type="float" office:value="12847" calcext:value-type="float">
            <text:p>12847</text:p>
          </table:table-cell>
          <table:table-cell/>
          <table:table-cell office:value-type="float" office:value="345781" calcext:value-type="float">
            <text:p>345781</text:p>
          </table:table-cell>
          <table:table-cell table:formula="of:=[.E29]-[.E28]" office:value-type="float" office:value="13095" calcext:value-type="float">
            <text:p>13095</text:p>
          </table:table-cell>
          <table:table-cell/>
          <table:table-cell office:value-type="float" office:value="347134" calcext:value-type="float">
            <text:p>347134</text:p>
          </table:table-cell>
          <table:table-cell table:formula="of:=[.H29]-[.H28]" office:value-type="float" office:value="12760" calcext:value-type="float">
            <text:p>12760</text:p>
          </table:table-cell>
          <table:table-cell/>
          <table:table-cell office:value-type="float" office:value="353271" calcext:value-type="float">
            <text:p>353271</text:p>
          </table:table-cell>
          <table:table-cell table:formula="of:=[.K29]-[.K28]" office:value-type="float" office:value="13104" calcext:value-type="float">
            <text:p>13104</text:p>
          </table:table-cell>
          <table:table-cell/>
          <table:table-cell office:value-type="float" office:value="353316" calcext:value-type="float">
            <text:p>353316</text:p>
          </table:table-cell>
          <table:table-cell table:formula="of:=[.N29]-[.N28]" office:value-type="float" office:value="13025" calcext:value-type="float">
            <text:p>13025</text:p>
          </table:table-cell>
          <table:table-cell/>
          <table:table-cell table:formula="of:=AVERAGE([.C29];[.F29];[.I29];[.L29];[.O29])" office:value-type="float" office:value="12966.2" calcext:value-type="float">
            <text:p>12966.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59477" calcext:value-type="float">
            <text:p>359477</text:p>
          </table:table-cell>
          <table:table-cell table:formula="of:=[.B30]-[.B29]" office:value-type="float" office:value="13081" calcext:value-type="float">
            <text:p>13081</text:p>
          </table:table-cell>
          <table:table-cell/>
          <table:table-cell office:value-type="float" office:value="358840" calcext:value-type="float">
            <text:p>358840</text:p>
          </table:table-cell>
          <table:table-cell table:formula="of:=[.E30]-[.E29]" office:value-type="float" office:value="13059" calcext:value-type="float">
            <text:p>13059</text:p>
          </table:table-cell>
          <table:table-cell/>
          <table:table-cell office:value-type="float" office:value="359894" calcext:value-type="float">
            <text:p>359894</text:p>
          </table:table-cell>
          <table:table-cell table:formula="of:=[.H30]-[.H29]" office:value-type="float" office:value="12760" calcext:value-type="float">
            <text:p>12760</text:p>
          </table:table-cell>
          <table:table-cell/>
          <table:table-cell office:value-type="float" office:value="366449" calcext:value-type="float">
            <text:p>366449</text:p>
          </table:table-cell>
          <table:table-cell table:formula="of:=[.K30]-[.K29]" office:value-type="float" office:value="13178" calcext:value-type="float">
            <text:p>13178</text:p>
          </table:table-cell>
          <table:table-cell/>
          <table:table-cell office:value-type="float" office:value="366396" calcext:value-type="float">
            <text:p>366396</text:p>
          </table:table-cell>
          <table:table-cell table:formula="of:=[.N30]-[.N29]" office:value-type="float" office:value="13080" calcext:value-type="float">
            <text:p>13080</text:p>
          </table:table-cell>
          <table:table-cell/>
          <table:table-cell table:formula="of:=AVERAGE([.C30];[.F30];[.I30];[.L30];[.O30])" office:value-type="float" office:value="13031.6" calcext:value-type="float">
            <text:p>13031.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72576" calcext:value-type="float">
            <text:p>372576</text:p>
          </table:table-cell>
          <table:table-cell table:formula="of:=[.B31]-[.B30]" office:value-type="float" office:value="13099" calcext:value-type="float">
            <text:p>13099</text:p>
          </table:table-cell>
          <table:table-cell/>
          <table:table-cell office:value-type="float" office:value="371932" calcext:value-type="float">
            <text:p>371932</text:p>
          </table:table-cell>
          <table:table-cell table:formula="of:=[.E31]-[.E30]" office:value-type="float" office:value="13092" calcext:value-type="float">
            <text:p>13092</text:p>
          </table:table-cell>
          <table:table-cell/>
          <table:table-cell office:value-type="float" office:value="372765" calcext:value-type="float">
            <text:p>372765</text:p>
          </table:table-cell>
          <table:table-cell table:formula="of:=[.H31]-[.H30]" office:value-type="float" office:value="12871" calcext:value-type="float">
            <text:p>12871</text:p>
          </table:table-cell>
          <table:table-cell/>
          <table:table-cell office:value-type="float" office:value="379915" calcext:value-type="float">
            <text:p>379915</text:p>
          </table:table-cell>
          <table:table-cell table:formula="of:=[.K31]-[.K30]" office:value-type="float" office:value="13466" calcext:value-type="float">
            <text:p>13466</text:p>
          </table:table-cell>
          <table:table-cell/>
          <table:table-cell office:value-type="float" office:value="379743" calcext:value-type="float">
            <text:p>379743</text:p>
          </table:table-cell>
          <table:table-cell table:formula="of:=[.N31]-[.N30]" office:value-type="float" office:value="13347" calcext:value-type="float">
            <text:p>13347</text:p>
          </table:table-cell>
          <table:table-cell/>
          <table:table-cell table:formula="of:=AVERAGE([.C31];[.F31];[.I31];[.L31];[.O31])" office:value-type="float" office:value="13175" calcext:value-type="float">
            <text:p>131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84757" calcext:value-type="float">
            <text:p>384757</text:p>
          </table:table-cell>
          <table:table-cell table:formula="of:=[.B32]-[.B31]" office:value-type="float" office:value="12181" calcext:value-type="float">
            <text:p>12181</text:p>
          </table:table-cell>
          <table:table-cell/>
          <table:table-cell office:value-type="float" office:value="384015" calcext:value-type="float">
            <text:p>384015</text:p>
          </table:table-cell>
          <table:table-cell table:formula="of:=[.E32]-[.E31]" office:value-type="float" office:value="12083" calcext:value-type="float">
            <text:p>12083</text:p>
          </table:table-cell>
          <table:table-cell/>
          <table:table-cell office:value-type="float" office:value="384460" calcext:value-type="float">
            <text:p>384460</text:p>
          </table:table-cell>
          <table:table-cell table:formula="of:=[.H32]-[.H31]" office:value-type="float" office:value="11695" calcext:value-type="float">
            <text:p>11695</text:p>
          </table:table-cell>
          <table:table-cell/>
          <table:table-cell office:value-type="float" office:value="392274" calcext:value-type="float">
            <text:p>392274</text:p>
          </table:table-cell>
          <table:table-cell table:formula="of:=[.K32]-[.K31]" office:value-type="float" office:value="12359" calcext:value-type="float">
            <text:p>12359</text:p>
          </table:table-cell>
          <table:table-cell/>
          <table:table-cell office:value-type="float" office:value="392016" calcext:value-type="float">
            <text:p>392016</text:p>
          </table:table-cell>
          <table:table-cell table:formula="of:=[.N32]-[.N31]" office:value-type="float" office:value="12273" calcext:value-type="float">
            <text:p>12273</text:p>
          </table:table-cell>
          <table:table-cell/>
          <table:table-cell table:formula="of:=AVERAGE([.C32];[.F32];[.I32];[.L32];[.O32])" office:value-type="float" office:value="12118.2" calcext:value-type="float">
            <text:p>12118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/00/0000</text:date>, <text:time style:data-style-name="N2" text:time-value="14:47:05.6016504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00:59:20.016443043</meta:creation-date>
    <dc:date>2015-01-05T21:18:43.574841134</dc:date>
    <meta:editing-duration>PT19M36S</meta:editing-duration>
    <meta:editing-cycles>6</meta:editing-cycles>
    <meta:generator>LibreOffice/4.2.7.2$Linux_X86_64 LibreOffice_project/420m0$Build-2</meta:generator>
    <meta:document-statistic meta:table-count="7" meta:cell-count="88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165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1'.A1:'Faban 1'.B5 'Faban 1'.A9:'Faban 1'.B9" chart:data-source-has-labels="column" svg:x="1.665cm" svg:y="0.203cm" svg:width="17.841cm" svg:height="8.577cm">
          <chartooo:coordinate-region svg:x="3.027cm" svg:y="0.403cm" svg:width="16.479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1'.B1:'Faban 1'.B1" chart:label-cell-address="'Faban 1'.A1:'Faban 1'.A1" chart:class="chart:bar">
            <chart:data-point/>
          </chart:series>
          <chart:series chart:style-name="ch10" chart:values-cell-range-address="'Faban 1'.B2:'Faban 1'.B2" chart:label-cell-address="'Faban 1'.A2:'Faban 1'.A2" chart:class="chart:bar">
            <chart:data-point/>
          </chart:series>
          <chart:series chart:style-name="ch11" chart:values-cell-range-address="'Faban 1'.B3:'Faban 1'.B3" chart:label-cell-address="'Faban 1'.A3:'Faban 1'.A3" chart:class="chart:bar">
            <chart:data-point/>
          </chart:series>
          <chart:series chart:style-name="ch12" chart:values-cell-range-address="'Faban 1'.B4:'Faban 1'.B4" chart:label-cell-address="'Faban 1'.A4:'Faban 1'.A4" chart:class="chart:bar">
            <chart:data-point/>
          </chart:series>
          <chart:series chart:style-name="ch13" chart:values-cell-range-address="'Faban 1'.B5:'Faban 1'.B5" chart:label-cell-address="'Faban 1'.A5:'Faban 1'.A5" chart:class="chart:bar">
            <chart:data-point/>
          </chart:series>
          <chart:series chart:style-name="ch14" chart:values-cell-range-address="'Faban 1'.B9:'Faban 1'.B9" chart:label-cell-address="'Faban 1'.A9:'Faban 1'.A9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1'.A1:'Faban 1'.A1</svg:desc>
                </draw:g>
              </table:table-cell>
              <table:table-cell office:value-type="float" office:value="166362">
                <text:p>166362</text:p>
                <draw:g>
                  <svg:desc>'Faban 1'.B1:'Faban 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1'.A2:'Faban 1'.A2</svg:desc>
                </draw:g>
              </table:table-cell>
              <table:table-cell office:value-type="float" office:value="167141">
                <text:p>167141</text:p>
                <draw:g>
                  <svg:desc>'Faban 1'.B2:'Faban 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1'.A3:'Faban 1'.A3</svg:desc>
                </draw:g>
              </table:table-cell>
              <table:table-cell office:value-type="float" office:value="167346">
                <text:p>167346</text:p>
                <draw:g>
                  <svg:desc>'Faban 1'.B3:'Faban 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1'.A4:'Faban 1'.A4</svg:desc>
                </draw:g>
              </table:table-cell>
              <table:table-cell office:value-type="float" office:value="166108">
                <text:p>166108</text:p>
                <draw:g>
                  <svg:desc>'Faban 1'.B4:'Faban 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1'.A5:'Faban 1'.A5</svg:desc>
                </draw:g>
              </table:table-cell>
              <table:table-cell office:value-type="float" office:value="168210">
                <text:p>168210</text:p>
                <draw:g>
                  <svg:desc>'Faban 1'.B5:'Faban 1'.B5</svg:desc>
                </draw:g>
              </table:table-cell>
            </table:table-row>
            <table:table-row>
              <table:table-cell office:value-type="string">
                <text:p>Rozptyl</text:p>
                <draw:g>
                  <svg:desc>'Faban 1'.A9:'Faban 1'.A9</svg:desc>
                </draw:g>
              </table:table-cell>
              <table:table-cell office:value-type="float" office:value="2102">
                <text:p>2102</text:p>
                <draw:g>
                  <svg:desc>'Faban 1'.B9:'Faban 1'.B9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1'.A1:'Gatling 1'.B6" chart:data-source-has-labels="column" svg:x="1.665cm" svg:y="0.203cm" svg:width="17.841cm" svg:height="8.577cm">
          <chartooo:coordinate-region svg:x="3.027cm" svg:y="0.402cm" svg:width="16.479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1'.B1:'Gatling 1'.B1" chart:label-cell-address="'Gatling 1'.A1:'Gatling 1'.A1" chart:class="chart:bar">
            <chart:data-point/>
          </chart:series>
          <chart:series chart:style-name="ch10" chart:values-cell-range-address="'Gatling 1'.B2:'Gatling 1'.B2" chart:label-cell-address="'Gatling 1'.A2:'Gatling 1'.A2" chart:class="chart:bar">
            <chart:data-point/>
          </chart:series>
          <chart:series chart:style-name="ch11" chart:values-cell-range-address="'Gatling 1'.B3:'Gatling 1'.B3" chart:label-cell-address="'Gatling 1'.A3:'Gatling 1'.A3" chart:class="chart:bar">
            <chart:data-point/>
          </chart:series>
          <chart:series chart:style-name="ch12" chart:values-cell-range-address="'Gatling 1'.B4:'Gatling 1'.B4" chart:label-cell-address="'Gatling 1'.A4:'Gatling 1'.A4" chart:class="chart:bar">
            <chart:data-point/>
          </chart:series>
          <chart:series chart:style-name="ch13" chart:values-cell-range-address="'Gatling 1'.B5:'Gatling 1'.B5" chart:label-cell-address="'Gatling 1'.A5:'Gatling 1'.A5" chart:class="chart:bar">
            <chart:data-point/>
          </chart:series>
          <chart:series chart:style-name="ch14" chart:values-cell-range-address="'Gatling 1'.B6:'Gatling 1'.B6" chart:label-cell-address="'Gatling 1'.A6:'Gatling 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1'.A1:'Gatling 1'.A1</svg:desc>
                </draw:g>
              </table:table-cell>
              <table:table-cell office:value-type="float" office:value="302827">
                <text:p>302827</text:p>
                <draw:g>
                  <svg:desc>'Gatling 1'.B1:'Gatling 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1'.A2:'Gatling 1'.A2</svg:desc>
                </draw:g>
              </table:table-cell>
              <table:table-cell office:value-type="float" office:value="296602">
                <text:p>296602</text:p>
                <draw:g>
                  <svg:desc>'Gatling 1'.B2:'Gatling 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1'.A3:'Gatling 1'.A3</svg:desc>
                </draw:g>
              </table:table-cell>
              <table:table-cell office:value-type="float" office:value="311472">
                <text:p>311472</text:p>
                <draw:g>
                  <svg:desc>'Gatling 1'.B3:'Gatling 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1'.A4:'Gatling 1'.A4</svg:desc>
                </draw:g>
              </table:table-cell>
              <table:table-cell office:value-type="float" office:value="303419">
                <text:p>303419</text:p>
                <draw:g>
                  <svg:desc>'Gatling 1'.B4:'Gatling 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1'.A5:'Gatling 1'.A5</svg:desc>
                </draw:g>
              </table:table-cell>
              <table:table-cell office:value-type="float" office:value="307912">
                <text:p>307912</text:p>
                <draw:g>
                  <svg:desc>'Gatling 1'.B5:'Gatling 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1'.A6:'Gatling 1'.A6</svg:desc>
                </draw:g>
              </table:table-cell>
              <table:table-cell office:value-type="float" office:value="304446.4">
                <text:p>304446.4</text:p>
                <draw:g>
                  <svg:desc>'Gatling 1'.B6:'Gatling 1'.B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1 distr'.A2:'Gatling 1 distr'.A32 'Gatling 1 distr'.Q2:'Gatling 1 distr'.Q32" chart:data-source-has-labels="column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1 distr'.A2:'Gatling 1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1 distr'.Q2:'Gatling 1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1 distr'.A2:'Gatling 1 distr'.A32</svg:desc>
                </draw:g>
              </table:table-cell>
              <table:table-cell office:value-type="float" office:value="0">
                <text:p>0</text:p>
                <draw:g>
                  <svg:desc>'Gatling 1 distr'.Q2:'Gatling 1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73.2">
                <text:p>1573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14.6">
                <text:p>2914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046.4">
                <text:p>4046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910">
                <text:p>691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35.4">
                <text:p>10935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991.6">
                <text:p>10991.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957.2">
                <text:p>10957.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991.6">
                <text:p>10991.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051">
                <text:p>1105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073.8">
                <text:p>11073.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111.4">
                <text:p>11111.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101.6">
                <text:p>11101.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082.8">
                <text:p>11082.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131">
                <text:p>1113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167">
                <text:p>111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144.6">
                <text:p>11144.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196.6">
                <text:p>11196.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113.6">
                <text:p>11113.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147.6">
                <text:p>11147.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187.8">
                <text:p>11187.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141.8">
                <text:p>11141.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175.6">
                <text:p>11175.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158.6">
                <text:p>11158.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155.8">
                <text:p>11155.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033.6">
                <text:p>11033.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1164">
                <text:p>1116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1192">
                <text:p>1119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1191.2">
                <text:p>11191.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1175.8">
                <text:p>11175.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229.2">
                <text:p>11229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Perfcake 1 distr'.A2:'Perfcake 1 distr'.A32 'Perfcake 1 distr'.Q2:'Perfcake 1 distr'.Q32" chart:data-source-has-labels="column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Perfcake 1 distr'.A2:'Perfcake 1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Perfcake 1 distr'.Q2:'Perfcake 1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erfcake 1 distr'.A2:'Perfcake 1 distr'.A32</svg:desc>
                </draw:g>
              </table:table-cell>
              <table:table-cell office:value-type="float" office:value="0">
                <text:p>0</text:p>
                <draw:g>
                  <svg:desc>'Perfcake 1 distr'.Q2:'Perfcake 1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066.4">
                <text:p>13066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915.8">
                <text:p>12915.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914">
                <text:p>1291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890">
                <text:p>1289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855.8">
                <text:p>12855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899">
                <text:p>1289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2931.2">
                <text:p>12931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917.2">
                <text:p>12917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919.2">
                <text:p>12919.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2902.4">
                <text:p>12902.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914">
                <text:p>1291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2923.6">
                <text:p>12923.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2925.6">
                <text:p>12925.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2980.8">
                <text:p>12980.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2915.6">
                <text:p>12915.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2964">
                <text:p>1296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2973.8">
                <text:p>12973.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2928.4">
                <text:p>12928.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949.2">
                <text:p>12949.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2935.2">
                <text:p>12935.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2925.6">
                <text:p>12925.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2918">
                <text:p>1291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2933.8">
                <text:p>12933.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2953.8">
                <text:p>12953.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2986">
                <text:p>1298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2966.2">
                <text:p>12966.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3031.6">
                <text:p>13031.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3175">
                <text:p>1317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2118.2">
                <text:p>12118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Perfcake 1'.A1:'Perfcake 1'.B6" chart:data-source-has-labels="column" svg:x="1.665cm" svg:y="0.203cm" svg:width="17.841cm" svg:height="8.577cm">
          <chartooo:coordinate-region svg:x="3.027cm" svg:y="0.402cm" svg:width="16.479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1'.B1:'Perfcake 1'.B1" chart:label-cell-address="'Perfcake 1'.A1:'Perfcake 1'.A1" chart:class="chart:bar">
            <chart:data-point/>
          </chart:series>
          <chart:series chart:style-name="ch10" chart:values-cell-range-address="'Perfcake 1'.B2:'Perfcake 1'.B2" chart:label-cell-address="'Perfcake 1'.A2:'Perfcake 1'.A2" chart:class="chart:bar">
            <chart:data-point/>
          </chart:series>
          <chart:series chart:style-name="ch11" chart:values-cell-range-address="'Perfcake 1'.B3:'Perfcake 1'.B3" chart:label-cell-address="'Perfcake 1'.A3:'Perfcake 1'.A3" chart:class="chart:bar">
            <chart:data-point/>
          </chart:series>
          <chart:series chart:style-name="ch12" chart:values-cell-range-address="'Perfcake 1'.B4:'Perfcake 1'.B4" chart:label-cell-address="'Perfcake 1'.A4:'Perfcake 1'.A4" chart:class="chart:bar">
            <chart:data-point/>
          </chart:series>
          <chart:series chart:style-name="ch13" chart:values-cell-range-address="'Perfcake 1'.B5:'Perfcake 1'.B5" chart:label-cell-address="'Perfcake 1'.A5:'Perfcake 1'.A5" chart:class="chart:bar">
            <chart:data-point/>
          </chart:series>
          <chart:series chart:style-name="ch14" chart:values-cell-range-address="'Perfcake 1'.B6:'Perfcake 1'.B6" chart:label-cell-address="'Perfcake 1'.A6:'Perfcake 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1'.A1:'Perfcake 1'.A1</svg:desc>
                </draw:g>
              </table:table-cell>
              <table:table-cell office:value-type="float" office:value="384757">
                <text:p>384757</text:p>
                <draw:g>
                  <svg:desc>'Perfcake 1'.B1:'Perfcake 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1'.A2:'Perfcake 1'.A2</svg:desc>
                </draw:g>
              </table:table-cell>
              <table:table-cell office:value-type="float" office:value="384015">
                <text:p>384015</text:p>
                <draw:g>
                  <svg:desc>'Perfcake 1'.B2:'Perfcake 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1'.A3:'Perfcake 1'.A3</svg:desc>
                </draw:g>
              </table:table-cell>
              <table:table-cell office:value-type="float" office:value="384460">
                <text:p>384460</text:p>
                <draw:g>
                  <svg:desc>'Perfcake 1'.B3:'Perfcake 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Perfcake 1'.A4:'Perfcake 1'.A4</svg:desc>
                </draw:g>
              </table:table-cell>
              <table:table-cell office:value-type="float" office:value="392274">
                <text:p>392274</text:p>
                <draw:g>
                  <svg:desc>'Perfcake 1'.B4:'Perfcake 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Perfcake 1'.A5:'Perfcake 1'.A5</svg:desc>
                </draw:g>
              </table:table-cell>
              <table:table-cell office:value-type="float" office:value="392016">
                <text:p>392016</text:p>
                <draw:g>
                  <svg:desc>'Perfcake 1'.B5:'Perfcake 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1'.A6:'Perfcake 1'.A6</svg:desc>
                </draw:g>
              </table:table-cell>
              <table:table-cell office:value-type="float" office:value="387504.4">
                <text:p>387504.4</text:p>
                <draw:g>
                  <svg:desc>'Perfcake 1'.B6:'Perfcake 1'.B6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1 distr'.A1:'Faban 1 distr'.B31" chart:data-source-has-labels="column" svg:x="1.813cm" svg:y="0.203cm" svg:width="20.591cm" svg:height="8.429cm">
          <chartooo:coordinate-region svg:x="2.62cm" svg:y="0.403cm" svg:width="19.504cm" svg:height="7.582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1 distr'.A1:'Faban 1 distr'.A31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Faban 1 distr'.B1:'Faban 1 distr'.B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1 distr'.A1:'Faban 1 distr'.A31</svg:desc>
                </draw:g>
              </table:table-cell>
              <table:table-cell office:value-type="float" office:value="327.18">
                <text:p>327.18</text:p>
                <draw:g>
                  <svg:desc>'Faban 1 distr'.B1:'Faban 1 distr'.B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11.56">
                <text:p>411.5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00.06">
                <text:p>500.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67.26">
                <text:p>567.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70.24">
                <text:p>570.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69.96">
                <text:p>569.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70.54">
                <text:p>570.5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71.48">
                <text:p>571.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70.3">
                <text:p>570.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71.02">
                <text:p>571.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71.02">
                <text:p>571.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73.22">
                <text:p>573.2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73.54">
                <text:p>573.5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73.22">
                <text:p>573.2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74.06">
                <text:p>574.0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72.6">
                <text:p>572.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73.54">
                <text:p>573.5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74.24">
                <text:p>574.2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73.24">
                <text:p>573.2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73.76">
                <text:p>573.7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74.1">
                <text:p>574.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574.08">
                <text:p>574.0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74.12">
                <text:p>574.1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72.74">
                <text:p>572.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75.84">
                <text:p>575.8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575.02">
                <text:p>575.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73.7">
                <text:p>573.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573.78">
                <text:p>573.7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JMeter 1'.A1:'JMeter 1'.B6" chart:data-source-has-labels="column" svg:x="1.665cm" svg:y="0.203cm" svg:width="17.841cm" svg:height="8.577cm">
          <chartooo:coordinate-region svg:x="3.027cm" svg:y="0.402cm" svg:width="16.479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1'.B1:'JMeter 1'.B1" chart:label-cell-address="'JMeter 1'.A1:'JMeter 1'.A1" chart:class="chart:bar">
            <chart:data-point/>
          </chart:series>
          <chart:series chart:style-name="ch10" chart:values-cell-range-address="'JMeter 1'.B2:'JMeter 1'.B2" chart:label-cell-address="'JMeter 1'.A2:'JMeter 1'.A2" chart:class="chart:bar">
            <chart:data-point/>
          </chart:series>
          <chart:series chart:style-name="ch11" chart:values-cell-range-address="'JMeter 1'.B3:'JMeter 1'.B3" chart:label-cell-address="'JMeter 1'.A3:'JMeter 1'.A3" chart:class="chart:bar">
            <chart:data-point/>
          </chart:series>
          <chart:series chart:style-name="ch12" chart:values-cell-range-address="'JMeter 1'.B4:'JMeter 1'.B4" chart:label-cell-address="'JMeter 1'.A4:'JMeter 1'.A4" chart:class="chart:bar">
            <chart:data-point/>
          </chart:series>
          <chart:series chart:style-name="ch13" chart:values-cell-range-address="'JMeter 1'.B5:'JMeter 1'.B5" chart:label-cell-address="'JMeter 1'.A5:'JMeter 1'.A5" chart:class="chart:bar">
            <chart:data-point/>
          </chart:series>
          <chart:series chart:style-name="ch14" chart:values-cell-range-address="'JMeter 1'.B6:'JMeter 1'.B6" chart:label-cell-address="'JMeter 1'.A6:'JMeter 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1'.A1:'JMeter 1'.A1</svg:desc>
                </draw:g>
              </table:table-cell>
              <table:table-cell office:value-type="float" office:value="400242">
                <text:p>400242</text:p>
                <draw:g>
                  <svg:desc>'JMeter 1'.B1:'JMeter 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1'.A2:'JMeter 1'.A2</svg:desc>
                </draw:g>
              </table:table-cell>
              <table:table-cell office:value-type="float" office:value="401162">
                <text:p>401162</text:p>
                <draw:g>
                  <svg:desc>'JMeter 1'.B2:'JMeter 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1'.A3:'JMeter 1'.A3</svg:desc>
                </draw:g>
              </table:table-cell>
              <table:table-cell office:value-type="float" office:value="399109">
                <text:p>399109</text:p>
                <draw:g>
                  <svg:desc>'JMeter 1'.B3:'JMeter 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JMeter 1'.A4:'JMeter 1'.A4</svg:desc>
                </draw:g>
              </table:table-cell>
              <table:table-cell office:value-type="float" office:value="399407">
                <text:p>399407</text:p>
                <draw:g>
                  <svg:desc>'JMeter 1'.B4:'JMeter 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JMeter 1'.A5:'JMeter 1'.A5</svg:desc>
                </draw:g>
              </table:table-cell>
              <table:table-cell office:value-type="float" office:value="400173">
                <text:p>400173</text:p>
                <draw:g>
                  <svg:desc>'JMeter 1'.B5:'JMeter 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1'.A6:'JMeter 1'.A6</svg:desc>
                </draw:g>
              </table:table-cell>
              <table:table-cell office:value-type="float" office:value="400018.6">
                <text:p>400018.6</text:p>
                <draw:g>
                  <svg:desc>'JMeter 1'.B6:'JMeter 1'.B6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